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master-page-name="First_20_Page">
      <style:table-properties style:width="16.88cm" fo:margin-left="-0.191cm" style:page-number="auto" table:align="left" style:writing-mode="lr-tb"/>
    </style:style>
    <style:style style:name="Таблица1.A" style:family="table-column">
      <style:table-column-properties style:column-width="16.88cm"/>
    </style:style>
    <style:style style:name="Таблица1.1" style:family="table-row">
      <style:table-row-properties style:min-row-height="2.198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4.84cm" fo:keep-together="auto"/>
    </style:style>
    <style:style style:name="Таблица1.3" style:family="table-row">
      <style:table-row-properties fo:keep-together="auto"/>
    </style:style>
    <style:style style:name="Таблица1.4" style:family="table-row">
      <style:table-row-properties style:min-row-height="0.353cm" fo:keep-together="auto"/>
    </style:style>
    <style:style style:name="Таблица2" style:family="table">
      <style:table-properties style:width="16.845cm" table:align="left" style:writing-mode="lr-tb"/>
    </style:style>
    <style:style style:name="Таблица2.A" style:family="table-column">
      <style:table-column-properties style:column-width="4.253cm"/>
    </style:style>
    <style:style style:name="Таблица2.B" style:family="table-column">
      <style:table-column-properties style:column-width="5.59cm"/>
    </style:style>
    <style:style style:name="Таблица2.C" style:family="table-column">
      <style:table-column-properties style:column-width="7.003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 style:family="table-cell">
      <style:table-cell-properties style:vertical-align="top" fo:padding-left="0.191cm" fo:padding-right="0.191cm" fo:padding-top="0cm" fo:padding-bottom="0cm" fo:border="0.5pt solid #000000" style:writing-mode="lr-tb"/>
    </style:style>
    <style:style style:name="Таблица3" style:family="table">
      <style:table-properties style:width="16.701cm" fo:margin-left="-0.191cm" table:align="left" style:writing-mode="lr-tb"/>
    </style:style>
    <style:style style:name="Таблица3.A" style:family="table-column">
      <style:table-column-properties style:column-width="6.541cm"/>
    </style:style>
    <style:style style:name="Таблица3.B" style:family="table-column">
      <style:table-column-properties style:column-width="10.16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P1" style:family="paragraph" style:parent-style-name="Table">
      <style:text-properties style:font-size-complex="10pt"/>
    </style:style>
    <style:style style:name="P2" style:family="paragraph" style:parent-style-name="Table">
      <style:paragraph-properties fo:text-align="end" style:justify-single-word="false"/>
    </style:style>
    <style:style style:name="P3" style:family="paragraph" style:parent-style-name="Table">
      <style:paragraph-properties fo:text-align="end" style:justify-single-word="false" style:snap-to-layout-grid="false"/>
    </style:style>
    <style:style style:name="P4" style:family="paragraph" style:parent-style-name="Table">
      <style:paragraph-properties style:snap-to-layout-grid="false"/>
    </style:style>
    <style:style style:name="P5" style:family="paragraph" style:parent-style-name="Table">
      <style:paragraph-properties fo:text-align="end" style:justify-single-word="false"/>
      <style:text-properties fo:font-weight="bold" style:font-weight-asian="bold"/>
    </style:style>
    <style:style style:name="P6" style:family="paragraph" style:parent-style-name="Table">
      <style:paragraph-properties fo:text-align="center" style:justify-single-word="false"/>
    </style:style>
    <style:style style:name="P7" style:family="paragraph" style:parent-style-name="Table">
      <style:paragraph-properties style:snap-to-layout-grid="false"/>
      <style:text-properties fo:color="#ffffff"/>
    </style:style>
    <style:style style:name="P8" style:family="paragraph" style:parent-style-name="Table">
      <style:paragraph-properties style:snap-to-layout-grid="false"/>
      <style:text-properties fo:color="#ffffff" fo:language="en" fo:country="US"/>
    </style:style>
    <style:style style:name="P9" style:family="paragraph" style:parent-style-name="Table">
      <style:paragraph-properties style:snap-to-layout-grid="false"/>
      <style:text-properties fo:language="en" fo:country="US"/>
    </style:style>
    <style:style style:name="P10" style:family="paragraph" style:parent-style-name="Header">
      <style:text-properties fo:language="en" fo:country="US"/>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style:tab-stops>
          <style:tab-stop style:position="1.27cm"/>
          <style:tab-stop style:position="16.482cm" style:type="right" style:leader-style="dotted" style:leader-text="."/>
        </style:tab-stops>
      </style:paragraph-properties>
      <style:text-properties fo:font-size="14pt" style:font-size-asian="14pt" style:font-size-complex="14pt"/>
    </style:style>
    <style:style style:name="P14" style:family="paragraph" style:parent-style-name="Standard">
      <style:paragraph-properties fo:text-align="center" style:justify-single-word="false"/>
      <style:text-properties fo:color="#3366ff" fo:font-size="28pt" fo:font-weight="bold" style:font-size-asian="28pt" style:font-weight-asian="bold" style:font-size-complex="28pt" style:font-weight-complex="bold"/>
    </style:style>
    <style:style style:name="P15" style:family="paragraph" style:parent-style-name="Standard">
      <style:text-properties fo:background-color="transparent"/>
    </style:style>
    <style:style style:name="P16" style:family="paragraph" style:parent-style-name="Standard">
      <style:text-properties fo:font-style="italic" fo:font-weight="bold" fo:background-color="transparent" style:font-style-asian="italic" style:font-weight-asian="bold" style:font-style-complex="italic" style:font-weight-complex="bold"/>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paragraph-properties fo:break-before="page"/>
      <style:text-properties fo:font-size="14pt" style:font-size-asian="14pt" style:font-size-complex="14pt"/>
    </style:style>
    <style:style style:name="P19" style:family="paragraph" style:parent-style-name="Standard">
      <style:paragraph-properties fo:margin-left="1.249cm" fo:margin-right="0cm" fo:text-indent="0cm" style:auto-text-indent="false"/>
      <style:text-properties fo:font-style="italic" style:font-style-asian="italic" style:font-style-complex="italic"/>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1">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499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text-properties fo:font-style="normal" style:font-style-asian="normal" style:font-style-complex="normal"/>
    </style:style>
    <style:style style:name="P28" style:family="paragraph" style:parent-style-name="Heading_20_3">
      <style:text-properties fo:background-color="transparent"/>
    </style:style>
    <style:style style:name="P29" style:family="paragraph" style:parent-style-name="Heading_20_3">
      <style:text-properties style:font-size-complex="10pt"/>
    </style:style>
    <style:style style:name="P30" style:family="paragraph" style:parent-style-name="Heading_20_3">
      <style:paragraph-properties fo:orphans="2" fo:widows="2" style:writing-mode="lr-tb"/>
    </style:style>
    <style:style style:name="P31" style:family="paragraph" style:parent-style-name="Комментарий" style:list-style-name="WW8Num46"/>
    <style:style style:name="P32" style:family="paragraph" style:parent-style-name="Комментарий" style:list-style-name="WW8Num80"/>
    <style:style style:name="P33" style:family="paragraph" style:parent-style-name="Комментарий" style:list-style-name="WW8Num14"/>
    <style:style style:name="P34" style:family="paragraph" style:parent-style-name="Комментарий" style:list-style-name="WW8Num48"/>
    <style:style style:name="P35" style:family="paragraph" style:parent-style-name="Комментарий" style:list-style-name="WW8Num37"/>
    <style:style style:name="P36" style:family="paragraph">
      <style:paragraph-properties fo:text-align="center" style:writing-mode="lr-tb"/>
    </style:style>
    <style:style style:name="T1" style:family="text">
      <style:text-properties fo:font-weight="bold" style:font-weight-asian="bold"/>
    </style:style>
    <style:style style:name="T2" style:family="text">
      <style:text-properties style:font-size-complex="10pt"/>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font-name="Wingdings"/>
    </style:style>
    <style:style style:name="T7" style:family="text">
      <style:text-properties fo:language="ru" fo:country="RU"/>
    </style:style>
    <style:style style:name="T8" style:family="text">
      <style:text-properties fo:background-color="#ffff00"/>
    </style:style>
    <style:style style:name="T9" style:family="text">
      <style:text-properties fo:background-color="transparent"/>
    </style:style>
    <style:style style:name="T10" style:family="text">
      <style:text-properties fo:font-style="normal" style:font-style-asian="normal" style:font-style-complex="normal"/>
    </style:style>
    <style:style style:name="T11"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line"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row table:style-name="Таблица1.1">
          <table:table-cell table:style-name="Таблица1.A1" office:value-type="string">
            <text:p text:style-name="Heading_20_5"/>
          </table:table-cell>
        </table:table-row>
        <table:table-row table:style-name="Таблица1.2">
          <table:table-cell table:style-name="Таблица1.A1" office:value-type="string">
            <text:p text:style-name="Heading_20_5"/>
          </table:table-cell>
        </table:table-row>
        <table:table-row table:style-name="Таблица1.3">
          <table:table-cell table:style-name="Таблица1.A1" office:value-type="string">
            <text:p text:style-name="P14">BigSpace</text:p>
          </table:table-cell>
        </table:table-row>
        <table:table-row table:style-name="Таблица1.4">
          <table:table-cell table:style-name="Таблица1.A1" office:value-type="string">
            <text:p text:style-name="P11">Дизайн-документ</text:p>
            <text:p text:style-name="P12"/>
            <text:p text:style-name="P12"/>
            <text:p text:style-name="P12">Автор: Александр Гранин</text:p>
          </table:table-cell>
        </table:table-row>
      </table:table>
      <text:p text:style-name="P18">Содержание:</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21"><text:a xlink:type="simple" xlink:href="#__RefHeading__20_113153493" text:style-name="Index_20_Link" text:visited-style-name="Index_20_Link">1. Введение<text:tab/>3</text:a></text:p>
          <text:p text:style-name="P21"><text:a xlink:type="simple" xlink:href="#__RefHeading__22_113153493" text:style-name="Index_20_Link" text:visited-style-name="Index_20_Link">2. Концепция<text:tab/>4</text:a></text:p>
          <text:p text:style-name="P20"><text:a xlink:type="simple" xlink:href="#__RefHeading__24_113153493" text:style-name="Index_20_Link" text:visited-style-name="Index_20_Link">2.1. Введение<text:tab/>4</text:a></text:p>
          <text:p text:style-name="P20"><text:a xlink:type="simple" xlink:href="#__RefHeading__26_113153493" text:style-name="Index_20_Link" text:visited-style-name="Index_20_Link">2.2. Платформа, жанр и аудитория<text:tab/>4</text:a></text:p>
          <text:p text:style-name="P20"><text:a xlink:type="simple" xlink:href="#__RefHeading__28_113153493" text:style-name="Index_20_Link" text:visited-style-name="Index_20_Link">2.3. Основные особенности игры<text:tab/>4</text:a></text:p>
          <text:p text:style-name="P20"><text:a xlink:type="simple" xlink:href="#__RefHeading__30_113153493" text:style-name="Index_20_Link" text:visited-style-name="Index_20_Link">2.4. Описание игры<text:tab/>5</text:a></text:p>
          <text:p text:style-name="P20"><text:a xlink:type="simple" xlink:href="#__RefHeading__32_113153493" text:style-name="Index_20_Link" text:visited-style-name="Index_20_Link">2.5. Предпосылки создания<text:tab/>5</text:a></text:p>
          <text:p text:style-name="P20"><text:a xlink:type="simple" xlink:href="#__RefHeading__34_113153493" text:style-name="Index_20_Link" text:visited-style-name="Index_20_Link">2.6. Платформа<text:tab/>5</text:a></text:p>
          <text:p text:style-name="P21"><text:a xlink:type="simple" xlink:href="#__RefHeading__36_113153493" text:style-name="Index_20_Link" text:visited-style-name="Index_20_Link">3. Функциональная спецификация<text:tab/>6</text:a></text:p>
          <text:p text:style-name="P20"><text:a xlink:type="simple" xlink:href="#__RefHeading__38_113153493" text:style-name="Index_20_Link" text:visited-style-name="Index_20_Link">3.1. Принципы игры <text:tab/>6</text:a></text:p>
          <text:p text:style-name="P22"><text:a xlink:type="simple" xlink:href="#__RefHeading__40_113153493" text:style-name="Index_20_Link" text:visited-style-name="Index_20_Link">3.1.1. Задачи игрока<text:tab/>6</text:a></text:p>
          <text:p text:style-name="P22"><text:a xlink:type="simple" xlink:href="#__RefHeading__1059_1709361289" text:style-name="Index_20_Link" text:visited-style-name="Index_20_Link">3.1.2. Суть игрового процесса<text:tab/>7</text:a></text:p>
          <text:p text:style-name="P22"><text:a xlink:type="simple" xlink:href="#__RefHeading__42_113153493" text:style-name="Index_20_Link" text:visited-style-name="Index_20_Link">3.1.3. Ход игры и сюжет<text:tab/>7</text:a></text:p>
          <text:p text:style-name="P20"><text:a xlink:type="simple" xlink:href="#__RefHeading__44_113153493" text:style-name="Index_20_Link" text:visited-style-name="Index_20_Link">3.2. Физическая модель<text:tab/>7</text:a></text:p>
          <text:p text:style-name="P22"><text:a xlink:type="simple" xlink:href="#__RefHeading__1061_1709361289" text:style-name="Index_20_Link" text:visited-style-name="Index_20_Link">3.2.1. Описание мира<text:tab/>7</text:a></text:p>
          <text:p text:style-name="P22"><text:a xlink:type="simple" xlink:href="#__RefHeading__1063_1709361289" text:style-name="Index_20_Link" text:visited-style-name="Index_20_Link">3.2.2. Игровая инфраструктура: концепции<text:tab/>8</text:a></text:p>
          <text:p text:style-name="P22"><text:a xlink:type="simple" xlink:href="#__RefHeading__1065_1709361289" text:style-name="Index_20_Link" text:visited-style-name="Index_20_Link">3.2.3. Игровая механика: Энергия<text:tab/>9</text:a></text:p>
          <text:p text:style-name="P22"><text:a xlink:type="simple" xlink:href="#__RefHeading__1067_1709361289" text:style-name="Index_20_Link" text:visited-style-name="Index_20_Link">3.2.4. Игровая механика: Время<text:tab/>9</text:a></text:p>
          <text:p text:style-name="P22"><text:a xlink:type="simple" xlink:href="#__RefHeading__1069_1709361289" text:style-name="Index_20_Link" text:visited-style-name="Index_20_Link">3.2.5. Игровая механика: Время<text:tab/>10</text:a></text:p>
          <text:p text:style-name="P20"><text:a xlink:type="simple" xlink:href="#__RefHeading__46_113153493" text:style-name="Index_20_Link" text:visited-style-name="Index_20_Link">3.3. Персонаж игрока<text:tab/>11</text:a></text:p>
          <text:p text:style-name="P20"><text:a xlink:type="simple" xlink:href="#__RefHeading__48_113153493" text:style-name="Index_20_Link" text:visited-style-name="Index_20_Link">3.4. Элементы игры<text:tab/>11</text:a></text:p>
          <text:p text:style-name="P20"><text:a xlink:type="simple" xlink:href="#__RefHeading__50_113153493" text:style-name="Index_20_Link" text:visited-style-name="Index_20_Link">3.5. «Искусственный интеллект»<text:tab/>11</text:a></text:p>
          <text:p text:style-name="P20"><text:a xlink:type="simple" xlink:href="#__RefHeading__52_113153493" text:style-name="Index_20_Link" text:visited-style-name="Index_20_Link">3.6. Многопользовательский режим<text:tab/>11</text:a></text:p>
          <text:p text:style-name="P20"><text:a xlink:type="simple" xlink:href="#__RefHeading__54_113153493" text:style-name="Index_20_Link" text:visited-style-name="Index_20_Link">3.7. Интерфейс пользователя <text:tab/>11</text:a></text:p>
          <text:p text:style-name="P22"><text:a xlink:type="simple" xlink:href="#__RefHeading__56_113153493" text:style-name="Index_20_Link" text:visited-style-name="Index_20_Link">3.7.1. Блок-схема<text:tab/>11</text:a></text:p>
          <text:p text:style-name="P22"><text:a xlink:type="simple" xlink:href="#__RefHeading__58_113153493" text:style-name="Index_20_Link" text:visited-style-name="Index_20_Link">3.7.2. Функциональное описание и управление<text:tab/>12</text:a></text:p>
          <text:p text:style-name="P22"><text:a xlink:type="simple" xlink:href="#__RefHeading__60_113153493" text:style-name="Index_20_Link" text:visited-style-name="Index_20_Link">3.7.3. Объекты интерфейса пользователя<text:tab/>12</text:a></text:p>
          <text:p text:style-name="P20"><text:a xlink:type="simple" xlink:href="#__RefHeading__62_113153493" text:style-name="Index_20_Link" text:visited-style-name="Index_20_Link">3.8. Графика и видео<text:tab/>12</text:a></text:p>
          <text:p text:style-name="P22"><text:a xlink:type="simple" xlink:href="#__RefHeading__64_113153493" text:style-name="Index_20_Link" text:visited-style-name="Index_20_Link">3.8.1. Общее описание<text:tab/>12</text:a></text:p>
          <text:p text:style-name="P22"><text:a xlink:type="simple" xlink:href="#__RefHeading__66_113153493" text:style-name="Index_20_Link" text:visited-style-name="Index_20_Link">3.8.2. Двумерная графика и анимация<text:tab/>12</text:a></text:p>
          <text:p text:style-name="P22"><text:a xlink:type="simple" xlink:href="#__RefHeading__68_113153493" text:style-name="Index_20_Link" text:visited-style-name="Index_20_Link">3.8.3. Трехмерная графика и анимация<text:tab/>12</text:a></text:p>
          <text:p text:style-name="P22"><text:a xlink:type="simple" xlink:href="#__RefHeading__70_113153493" text:style-name="Index_20_Link" text:visited-style-name="Index_20_Link">3.8.4. Анимационные вставки<text:tab/>12</text:a></text:p>
          <text:p text:style-name="P20"><text:a xlink:type="simple" xlink:href="#__RefHeading__72_113153493" text:style-name="Index_20_Link" text:visited-style-name="Index_20_Link">3.9. Звуки и музыка <text:tab/>13</text:a></text:p>
          <text:p text:style-name="P22"><text:a xlink:type="simple" xlink:href="#__RefHeading__74_113153493" text:style-name="Index_20_Link" text:visited-style-name="Index_20_Link">3.9.1. Общее описание<text:tab/>13</text:a></text:p>
          <text:p text:style-name="P22"><text:a xlink:type="simple" xlink:href="#__RefHeading__76_113153493" text:style-name="Index_20_Link" text:visited-style-name="Index_20_Link">3.9.2. Звук и звуковые эффекты<text:tab/>13</text:a></text:p>
          <text:p text:style-name="P22"><text:a xlink:type="simple" xlink:href="#__RefHeading__78_113153493" text:style-name="Index_20_Link" text:visited-style-name="Index_20_Link">3.9.3. Музыка<text:tab/>13</text:a></text:p>
          <text:p text:style-name="P20"><text:a xlink:type="simple" xlink:href="#__RefHeading__80_113153493" text:style-name="Index_20_Link" text:visited-style-name="Index_20_Link">3.10. Описание уровней<text:tab/>13</text:a></text:p>
          <text:p text:style-name="P22"><text:a xlink:type="simple" xlink:href="#__RefHeading__82_113153493" text:style-name="Index_20_Link" text:visited-style-name="Index_20_Link">3.10.1. Общее описание дизайна уровней<text:tab/>13</text:a></text:p>
          <text:p text:style-name="P22"><text:a xlink:type="simple" xlink:href="#__RefHeading__84_113153493" text:style-name="Index_20_Link" text:visited-style-name="Index_20_Link">3.10.2. Диаграмма взаимного расположения уровней<text:tab/>13</text:a></text:p>
          <text:p text:style-name="P22"><text:a xlink:type="simple" xlink:href="#__RefHeading__86_113153493" text:style-name="Index_20_Link" text:visited-style-name="Index_20_Link">3.10.3. График введения новых объектов<text:tab/>13</text:a></text:p>
          <text:p text:style-name="P21"><text:a xlink:type="simple" xlink:href="#__RefHeading__88_113153493" text:style-name="Index_20_Link" text:visited-style-name="Index_20_Link">4. Контакты<text:tab/>15</text:a></text:p>
        </text:index-body>
      </text:table-of-content>
      <text:p text:style-name="P13"/>
      <text:p text:style-name="Standard"/>
      <text:h text:style-name="Heading_20_1" text:outline-level="1"><text:bookmark-start text:name="__RefHeading__20_113153493"/><text:bookmark-start text:name="_Ref46212530"/>Введение<text:bookmark-end text:name="__RefHeading__20_113153493"/><text:bookmark-end text:name="_Ref46212530"/></text:h>
      <text:p text:style-name="Комментарий">Приведите в этом разделе информацию, необходимую перед прочтением данного документа:</text:p>
      <text:list xml:id="list1331999100" text:style-name="WW8Num46">
        <text:list-item>
          <text:p text:style-name="P31">Комментарии по организации содержимого документа</text:p>
        </text:list-item>
        <text:list-item>
          <text:p text:style-name="P31">Ссылки на и используемые материалы, копирайты и прочее</text:p>
        </text:list-item>
        <text:list-item>
          <text:p text:style-name="P31">История изменений документа</text:p>
        </text:list-item>
        <text:list-item>
          <text:p text:style-name="P31">Список авторов</text:p>
        </text:list-item>
        <text:list-item>
          <text:p text:style-name="P31">Условные обозначения, сокращения и другие соглашения</text:p>
        </text:list-item>
        <text:list-item>
          <text:p text:style-name="P31">Любые сведения, которые необходимы для прочтения документа </text:p>
        </text:list-item>
      </text:list>
      <text:h text:style-name="Heading_20_1" text:outline-level="1"><text:bookmark-start text:name="__RefHeading__22_113153493"/><text:bookmark-start text:name="_Ref46203453"/>Концепция<text:bookmark-end text:name="__RefHeading__22_113153493"/><text:bookmark-end text:name="_Ref46203453"/></text:h>
      <text:p text:style-name="Комментарий"/>
      <text:h text:style-name="Heading_20_2" text:outline-level="2"><text:bookmark-start text:name="__RefHeading__24_113153493"/>Введение<text:bookmark-end text:name="__RefHeading__24_113153493"/></text:h>
      <text:p text:style-name="Standard">Выполняя плановую работу по обслуживанию околоземной космической станции, борт-инженер, чье имя не раскрывается, вышел в открытый космос. Работа проходила в штатном режиме 29 минут из запланированных 40. 10 последних минут были резервными, но космонавт успешно справился с работой и без них, - осталось только вернуться на борт. Однако ровно через 30 минут (с точностью до секунды) после выхода в открытый космос неподалеку от космической станции появляется аномалия в видимом положении звезд, и на долю мгновения космонавт попадает в нее. Он лишается материального тела и в виде чистой энергии оказывается на борту неизвестного космического корабля, далеко от Солнечной системы по расстоянию и по времени. <text:span text:style-name="T7">Теперь он один-на-один с большим </text:span>космосом...</text:p>
      <text:h text:style-name="Heading_20_2" text:outline-level="2"><text:bookmark-start text:name="__RefHeading__26_113153493"/>Платформа, жанр и аудитория<text:bookmark-end text:name="__RefHeading__26_113153493"/></text:h>
      <text:p text:style-name="Standard">BigSpace — научно-фантастическая игра с видом от первого лица. Жанр — смешанный: трехмерный космический симулятор с элементами Explore, конструктора, стратегии реального времени <text:span text:style-name="T3">(RTS)</text:span> и программирования. Платформа — PC.</text:p>
      <text:p text:style-name="Standard">Игра ориентирована на узкую аудиторию. Наиболее интересна будет людям, стремящимся познать космос, и способным использовать программистскую часть игры. В игре присутствуют нестандартные концепции и, как следствие, особенный геймплей.</text:p>
      <text:p text:style-name="Standard">Программируемые элементы игры являются существенной, но не обязательной частью геймплея. Алгоритмы и программы могут быть написаны игроком и/или приобретены иными способами: как в самой игре, так и за ее пределами. Для тех, кому недоступно ни то, ни другое, игра остается полноценной, хотя и не оптимальной.</text:p>
      <text:p text:style-name="Standard">Игра не содержит запрещающего контента. Минимальный возраст игрока — 14 лет.</text:p>
      <text:p text:style-name="P19">Игра не использует торговые марки или другую собственность, подлежащую лицензированию. (<text:span text:style-name="T8">TBD</text:span>)</text:p>
      <text:h text:style-name="Heading_20_2" text:outline-level="2"><text:bookmark-start text:name="__RefHeading__28_113153493"/>Основные особенности игры<text:bookmark-end text:name="__RefHeading__28_113153493"/></text:h>
      <text:p text:style-name="Standard">Ключевые особенности (<text:span text:style-name="T3">USP</text:span> – <text:span text:style-name="T3">unique</text:span> <text:span text:style-name="T3">selling</text:span> <text:span text:style-name="T3">points</text:span>):</text:p>
      <text:list xml:id="list1369792611" text:style-name="L1">
        <text:list-item>
          <text:p text:style-name="P23">Мистерия, романтика и ощущение огромного космического пространства. Атмосферность игры — одна из главных особенностей.</text:p>
        </text:list-item>
        <text:list-item>
          <text:p text:style-name="P23">Изменяемые алгоритмы, управляющие игровыми объектами.</text:p>
        </text:list-item>
        <text:list-item>
          <text:p text:style-name="P23">Время как важная концепция. Путешествие во времени по особым законам.</text:p>
        </text:list-item>
        <text:list-item>
          <text:p text:style-name="P23">Процедурная генерация мира.</text:p>
        </text:list-item>
        <text:list-item>
          <text:p text:style-name="P23">Правдоподобная физическая модель космоса + логически обоснованная фантастическая модель космоса.</text:p>
        </text:list-item>
        <text:list-item>
          <text:p text:style-name="P23">Разнообразные фантастические объекты космоса, обусловленные фантастической моделью.</text:p>
        </text:list-item>
        <text:list-item>
          <text:p text:style-name="P23">Продуманный, логически обоснованный сюжет, завязанный на фантастическую и реальную модель космоса.</text:p>
        </text:list-item>
        <text:list-item>
          <text:p text:style-name="P23">Свобода действий, не требующая следования сюжету.</text:p>
        </text:list-item>
        <text:list-item>
          <text:p text:style-name="P23"><text:soft-page-break/>Полноцветные космические пейзажи, как реальные, так и построенные на основе фантастической модели космоса.</text:p>
        </text:list-item>
        <text:list-item>
          <text:p text:style-name="P23">Противник с необычной психологией.</text:p>
        </text:list-item>
        <text:list-item>
          <text:p text:style-name="P23">Особый геймплей.</text:p>
        </text:list-item>
      </text:list>
      <text:p text:style-name="P19">Игра пригодна для издания на западном рынке.</text:p>
      <text:p text:style-name="Комментарий">Укажите также примерный объем игры (в часах прохождения или других единицах).</text:p>
      <text:h text:style-name="Heading_20_2" text:outline-level="2"><text:bookmark-start text:name="__RefHeading__30_113153493"/>Описание игры<text:bookmark-end text:name="__RefHeading__30_113153493"/></text:h>
      <text:p text:style-name="Комментарий">Основной раздел концепции игры. Здесь необходимо донести саму суть игры с точки зрения игрока. У читателя должно сложиться представление о том, какого рода эта игра и как будут выглядеть действия игрока.</text:p>
      <text:h text:style-name="Heading_20_2" text:outline-level="2"><text:bookmark-start text:name="__RefHeading__32_113153493"/>Предпосылки создания<text:bookmark-end text:name="__RefHeading__32_113153493"/></text:h>
      <text:p text:style-name="Комментарий">Обоснование того, что эта игра имеет «право на жизнь». Укажите кратко: </text:p>
      <text:list xml:id="list1868771534" text:continue-list="list1331999100" text:style-name="WW8Num46">
        <text:list-item>
          <text:p text:style-name="P31">общие тенденции рынка в этом направлении</text:p>
        </text:list-item>
        <text:list-item>
          <text:p text:style-name="P31">вопросы, связанные с лицензированием (если используется)</text:p>
        </text:list-item>
      </text:list>
      <text:h text:style-name="Heading_20_2" text:outline-level="2"><text:bookmark-start text:name="__RefHeading__34_113153493"/><text:bookmark-start text:name="_Ref46138777"/><text:bookmark-start text:name="_Ref46138760"/>Платформа<text:bookmark-end text:name="__RefHeading__34_113153493"/><text:bookmark-end text:name="_Ref46138777"/><text:bookmark-end text:name="_Ref46138760"/></text:h>
      <text:p text:style-name="Комментарий">Перечислите платформы, на которых планируется создание игры. Для РС-платформы укажите минимальные и рекомендуемые системные требования. Если игра требует дополнительного оборудования (например, модем), укажите это. <text:s/></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Table">Требования</text:p>
          </table:table-cell>
          <table:table-cell table:style-name="Таблица2.A1" office:value-type="string">
            <text:p text:style-name="Шапка_20_таблицы">Минимальные</text:p>
          </table:table-cell>
          <table:table-cell table:style-name="Таблица2.C1" office:value-type="string">
            <text:p text:style-name="Шапка_20_таблицы">Рекомендуемые</text:p>
          </table:table-cell>
        </table:table-row>
        <table:table-row table:style-name="Таблица2.1">
          <table:table-cell table:style-name="Таблица2.A1" office:value-type="string">
            <text:p text:style-name="Table">Операционная система</text:p>
          </table:table-cell>
          <table:table-cell table:style-name="Таблица2.A1" office:value-type="string">
            <text:p text:style-name="P4"><text:span text:style-name="Strong_20_Emphasis"><text:span text:style-name="T5"/></text:span></text:p>
          </table:table-cell>
          <table:table-cell table:style-name="Таблица2.C1" office:value-type="string">
            <text:p text:style-name="P4"><text:span text:style-name="Strong_20_Emphasis"><text:span text:style-name="T5"/></text:span></text:p>
          </table:table-cell>
        </table:table-row>
        <table:table-row table:style-name="Таблица2.1">
          <table:table-cell table:style-name="Таблица2.A1" office:value-type="string">
            <text:p text:style-name="Table">Процессор</text:p>
          </table:table-cell>
          <table:table-cell table:style-name="Таблица2.A1" office:value-type="string">
            <text:p text:style-name="P7"/>
          </table:table-cell>
          <table:table-cell table:style-name="Таблица2.C1" office:value-type="string">
            <text:p text:style-name="P4"/>
          </table:table-cell>
        </table:table-row>
        <table:table-row table:style-name="Таблица2.1">
          <table:table-cell table:style-name="Таблица2.A1" office:value-type="string">
            <text:p text:style-name="Table">ОЗУ</text:p>
          </table:table-cell>
          <table:table-cell table:style-name="Таблица2.A1" office:value-type="string">
            <text:p text:style-name="P7"/>
          </table:table-cell>
          <table:table-cell table:style-name="Таблица2.C1" office:value-type="string">
            <text:p text:style-name="P4"/>
          </table:table-cell>
        </table:table-row>
        <table:table-row table:style-name="Таблица2.1">
          <table:table-cell table:style-name="Таблица2.A1" office:value-type="string">
            <text:p text:style-name="Table">CD-ROM привод</text:p>
          </table:table-cell>
          <table:table-cell table:style-name="Таблица2.A1" office:value-type="string">
            <text:p text:style-name="P7"/>
          </table:table-cell>
          <table:table-cell table:style-name="Таблица2.C1" office:value-type="string">
            <text:p text:style-name="P4"/>
          </table:table-cell>
        </table:table-row>
        <table:table-row table:style-name="Таблица2.1">
          <table:table-cell table:style-name="Таблица2.A1" office:value-type="string">
            <text:p text:style-name="Table">Свободное место на HDD</text:p>
          </table:table-cell>
          <table:table-cell table:style-name="Таблица2.A1" office:value-type="string">
            <text:p text:style-name="P8"/>
          </table:table-cell>
          <table:table-cell table:style-name="Таблица2.C1" office:value-type="string">
            <text:p text:style-name="P4"><text:span text:style-name="Strong_20_Emphasis"><text:span text:style-name="T4"/></text:span></text:p>
          </table:table-cell>
        </table:table-row>
        <table:table-row table:style-name="Таблица2.1">
          <table:table-cell table:style-name="Таблица2.A1" office:value-type="string">
            <text:p text:style-name="Table">Видео карта</text:p>
          </table:table-cell>
          <table:table-cell table:style-name="Таблица2.A1" office:value-type="string">
            <text:p text:style-name="P4"><text:span text:style-name="Strong_20_Emphasis"><text:span text:style-name="T5"/></text:span></text:p>
          </table:table-cell>
          <table:table-cell table:style-name="Таблица2.C1" office:value-type="string">
            <text:p text:style-name="P4"><text:span text:style-name="Strong_20_Emphasis"><text:span text:style-name="T5"/></text:span></text:p>
          </table:table-cell>
        </table:table-row>
        <table:table-row table:style-name="Таблица2.1">
          <table:table-cell table:style-name="Таблица2.A1" office:value-type="string">
            <text:p text:style-name="Table">Звуковая карта</text:p>
          </table:table-cell>
          <table:table-cell table:style-name="Таблица2.A1" office:value-type="string">
            <text:p text:style-name="P4"/>
          </table:table-cell>
          <table:table-cell table:style-name="Таблица2.C1" office:value-type="string">
            <text:p text:style-name="P4"/>
          </table:table-cell>
        </table:table-row>
        <table:table-row table:style-name="Таблица2.1">
          <table:table-cell table:style-name="Таблица2.A1" office:value-type="string">
            <text:p text:style-name="Table">Управление</text:p>
          </table:table-cell>
          <table:table-cell table:style-name="Таблица2.A1" office:value-type="string">
            <text:p text:style-name="P4"><text:span text:style-name="Strong_20_Emphasis"><text:span text:style-name="T5"/></text:span></text:p>
          </table:table-cell>
          <table:table-cell table:style-name="Таблица2.C1" office:value-type="string">
            <text:p text:style-name="P4"><text:span text:style-name="Strong_20_Emphasis"><text:span text:style-name="T5"/></text:span></text:p>
          </table:table-cell>
        </table:table-row>
      </table:table>
      <text:h text:style-name="Heading_20_1" text:outline-level="1"><text:bookmark-start text:name="__RefHeading__36_113153493"/><text:bookmark-start text:name="_Ref46203462"/>Функциональная спецификация<text:bookmark-end text:name="__RefHeading__36_113153493"/><text:bookmark-end text:name="_Ref46203462"/></text:h>
      <text:p text:style-name="Комментарий">Функциональная спецификация – основное описание игры с точки зрения игрока. Именно здесь раскрываются все возможности игры. Избегайте технических деталей или выкладок с точки зрения разработчика. Содержание данного раздела рассматривается как предстоящий объем разработки – по умолчанию принимается, что все возможности, изложенные здесь, будут реализованы, а то, что не упоминается – нет.</text:p>
      <text:p text:style-name="Комментарий">Объем может очень существенно отличаться по жанрам, качеству проработке и т.д., но вместить изложение всех игровых вопросов в 20 страниц вряд ли реально.</text:p>
      <text:h text:style-name="Heading_20_2" text:outline-level="2"><text:bookmark-start text:name="__RefHeading__38_113153493"/>Принципы игры <text:bookmark-end text:name="__RefHeading__38_113153493"/></text:h>
      <text:h text:style-name="Heading_20_3" text:outline-level="3"><text:bookmark-start text:name="__RefHeading__40_113153493"/>Задачи игрока<text:bookmark-end text:name="__RefHeading__40_113153493"/></text:h>
      <text:p text:style-name="Standard">Игроку предлагается изучать космос, путешествуя по нему на космических кораблях и развивая инфраструктуру, необходимую для этого. По сюжету игра начинается с того, что игрок попадает на свой первый корабль. Корабль представляет собой космическую фабрику, исследовательский инструмент, центр управления инфраструктурой и средство перемещения в пространстве-времени. Все функции корабля доступны сразу же, никаких ограничений нет; но неопытный игрок о них не знает и не умеет ими пользоваться. Его первой большой задачей станет изучение возможностей корабля.</text:p>
      <text:p text:style-name="Standard">Через некоторое время после старта игрок повстречается с инопланетным разумом. Будет показано, что пришелец делает нечто с пространством-временем. Контакта он всячески избегает и быстро удаляется в глубокий космос, но его действия вызывают череду событий. Пришелец, ведомый неизвестной целью, создает особые точки - «гранулы». Гранулы изменяют свойства окружающего пространства-времени. В частности, материя разрушается при контакте с гранулами. Чем больше хаотически разбросанных гранул, тем глобальнее разрушения. Однако же при недостатке гранул проявляется обратный эффект: рождается неконтролируемое количество пространства-времени, что приводит к образованию различных физических аномалий. Гранулы являются инвариантами в пространстве-времени и обладают особыми свойствами, которые игрок должен изучить и как-то использовать. В некоторый момент станет ясно, что если не противостоять пришельцу, то хаотично созданные гранулы могут привести к разрушению галактики. Изучение пришельца и противостояние ему — это следующая большая задача игрока.</text:p>
      <text:p text:style-name="Standard">Вскоре игрок поймет, что существует некий процесс, охватывающий весь корабль. Этот процесс влияет на его состояние, и чем дольше он длится, тем сильнее влияние. В определенный момент корабль выходит из строя и разрушается. Этот процесс, называемый временной энтропией, - есть следствие того, что корабль переместился во времени назад, в прошлое. При некоторых условиях энтропия способна разрушить тело-носитель, а также возможны другие опасные последствия. Энтропия является обратной связью и одним из ограничений на путешествия во времени, она развивается по определенным законам, и с ней можно бороться. В задачах игрока теперь появилась новая: он должен как-то решить эту проблему, чтобы не остаться без корабля в открытом космосе.</text:p>
      <text:p text:style-name="Standard">Находясь в пределах одной области, игрок рано или поздно столкнется с ограничением на ресурсы. Тогда у него появится задача расширить ареал влияния, захватить новые области, развить новую инфраструктуру. Для этого будет нужно попасть в другую звездную систему, то есть, переместиться в пространстве. К путешествию, вообще говоря, принуждают внешние и внутренние факторы. Внутренние факторы зависят от игрока и могут им управляться: нехватка ресурсов, исследовательский интерес, следование сюжету. Внешние факторы игроку неподвластны: катаклизм, враг, или, например, программа полета, когда-то заложенная в корабль.</text:p>
      <text:h text:style-name="Heading_20_3" text:outline-level="3"><text:bookmark-start text:name="__RefHeading__1059_1709361289"/><text:soft-page-break/>Суть игрового процесса<text:bookmark-end text:name="__RefHeading__1059_1709361289"/></text:h>
      <text:p text:style-name="Standard">Для решения задач у игрока имеется ряд инструментов. Прежде всего это корабль, оснащенный различными механизмами. И хотя управление космическими кораблями в игре преимущественно непрямое, ручное управление в некоторых случаях возможно. Например, можно отключить автопилот и «рулить» кораблем самостоятельно. Для игрока важнее научиться использовать механизмы, чтобы они выполняли какую-то полезную нагрузку. Механизмы управляются через компьютерный интерфейс корабля, находящийся в рубке в виде большого интерактивного иллюминатора-экрана. Также игрок может использовать пульт дистанционного управления, через который доступны некоторые функции. Например, он может взять его с собой, выходя в открытый космос<text:note text:id="ftn0" text:note-class="footnote"><text:note-citation>1</text:note-citation><text:note-body><text:p text:style-name="Standard">Поскольку персонаж игрока уже не является человеком и <text:s/>состоит из тахионов, ему не нужен скафандр.</text:p></text:note-body></text:note>, чтобы не терять контроль над инфраструктурой.</text:p>
      <text:p text:style-name="Standard"><text:span text:style-name="T10">Инфраструктуру игрок должен развивать значительную часть времени. Космические объекты создаются в три этапа: проектирование, производство, активация. Объекты производятся на фабриках или строительными роботами по подготовленным ранее эскизам. В памяти корабля имеются уже готовые эскизы различных систем, но также игрок может создавать свои, программируя и комбинируя элементы. Во время активации объект становится реальным единым объектом, а не просто набором из частей. До момента активации считается, что объект еще не существует. После активации объект можно устанавливать в систему или использовать по прямому назначению.</text:span></text:p>
      <text:p text:style-name="P27">Все объекты инфраструктуры потребляют энергию, которую необходимо добывать. Есть, по крайней мере, два способа: добыча с помощью энергостанций и пассивное накопление. Энергостанции преобразуют энергию звезды в пригодный к использованию вид. Затем энергия может быть транспортирована в хранилище или напрямую к энергопотребителям. Причем есть несколько способов транспортировки: непрерывные каналы (провода) и пересылка с помощью трансмиттера. В первом случае потребитель должен быть непосредственно включен в цепь вместе с энергостанцией, и количество энергии, которое он может получить, ограничивается лишь пропускной способностью канала. Во втором случае энергия может быть передана на большие расстояния, однако здесь имеется ряд более серьезных ограничений. Энергия (и вообще информация) пересылается трансмиттером в сжатом виде и за определенное время, когда открыто окно. Расстояние между передатчиком и получателем (как и некоторые другие факторы) влияет на энергозатраты самого трансмиттера. Таким образом, имеется предел суммы факторов, после которого пересылать информацию становится почти невозможно. Например: станция вырабатывает конечное количество энергии, часть из которой нужно переслать, но остатка не хватает на работу трансмиттера. В этом случае имеет смысл построить хранилище, куда накапливать энергию и отправлять порциями по готовности. Также можно улучшить алгоритм архивирования информации.</text:p>
      <text:p text:style-name="Standard"><text:span text:style-name="T10">Изначально все алгоритмы простые, малоэффективные. Игрок может их изменять для достижения большей эффективности. Некоторые алгоритмы могут быть получены в ходе игры, например, вместе с трофейными объектами. Какие-то алгоритмы могут быть даны сразу же в нескольких версиях, но доступ к следующей версии открывается по наступлению определенных событий. Есть алгоритмы универсальные, а есть специфические, применимые лишь для определенного объекта. Несмотря на то, что более эффективные алгоритмы позволяют играть лучше, игрок может об этом и не заботиться: базовых алгоритмов всегда достаточно, чтобы пройти игру.</text:span></text:p>
      <text:p text:style-name="Standard">Масштабы космоса, объектов, расстояния до объектов показываются через сравнение, методом перспективы, специальными интерфейсами, накладываемыми на изображение космоса в иллюминаторе, масштабированными направляющими.</text:p>
      <text:p text:style-name="P27"><text:soft-page-break/><text:span text:style-name="T10">(dd-DistanceVisualization01.png)</text:span></text:p>
      <text:p text:style-name="Standard">(<text:span text:style-name="T8">TBD: Строительные роботы. Исследовать.</text:span>)</text:p>
      <text:p text:style-name="P27">(<text:span text:style-name="T8">TBD: энергостанции</text:span>)</text:p>
      <text:p text:style-name="P27">(<text:span text:style-name="T8">TBD: энергоканалы</text:span>)</text:p>
      <text:p text:style-name="P27">(<text:span text:style-name="T8">TBD: трансмиттер</text:span>)</text:p>
      <text:p text:style-name="P27">(<text:span text:style-name="T8">TBD: алгоритмы</text:span>)</text:p>
      <text:h text:style-name="Heading_20_3" text:outline-level="3"><text:bookmark-start text:name="__RefHeading__42_113153493"/><text:bookmark-start text:name="_Ref46138734"/>Ход игры и сюжет<text:bookmark-end text:name="__RefHeading__42_113153493"/><text:bookmark-end text:name="_Ref46138734"/></text:h>
      <text:p text:style-name="Standard">Игра начинается с ролика, в котором космонавт возвращается на борт космической станции после успешных работ в открытом космосе. Работы по плану должны длиться 40 минут, но космонавт справляется за 28. Неспешно он покидает рабочую площадку с темной стороны станции и движется к люку. Часы фиксируют 30-ю минуту, и в этот момент с точностью до секунды недалеко от станции проявляется аномалия пространства-времени. Космонавт попадает в облако аномалии, которое лишает его материального тела и перекидывает на чужой корабль неизвестного происхождения. С этого момента начинается игра.</text:p>
      <text:p text:style-name="Standard">С самого начала игрок предоставляется самому себе, теперь он волен решать, что делать дальше, ему предоставляется полная свобода перемещения по кораблю и взаимодействию с ним. Но покамест он об этом не знает. Он оказывается в устройстве, которое служит для захвата небольших энергетических объектов окружающего пространства. Он выбирается из помещения и попадает в коммуникационные коридоры корабля. Следуя интуитивному маршруту, он находит рубку корабля — большое помещение с двумя огромными сферическими стенами. В фокусе одной из них находится площадка с интерфейсом управления, имеющим минимум элементов. Игрок по трапу попадает на площадку и видит пульт управления. Определенное действие (нажатие рычага, кнопки или простое прикосновение) включает пульт. Сферическая стена оживает и раздвигается, - перед игроком открывается огромный космос, видимый через иллюминатор. На иллюминаторе может быть отображен интерактивный интерфейс бортового компьютера. Игрок может отдавать команды, вводить данные, показывать и скрывать области, совершать иные многочисленные действия, влияющие на игровой процесс. В частности, можно управлять системами корабля, и направить его в космический полет.</text:p>
      <text:p text:style-name="Standard">(<text:span text:style-name="T8">TBD: сюжет — выделить главное, а остальное перенести в документ сюжета.</text:span>)</text:p>
      <text:p text:style-name="Standard">(<text:span text:style-name="T8">TBD: геймплей. Очень тщательно проработать, в том числе и на бумаге. Создать игровые прототипы.</text:span>)</text:p>
      <text:p text:style-name="Standard"/>
      <text:p text:style-name="Комментарий">В этом разделе раскройте, как приведенные в предыдущем разделе игровые действия будут использоваться игроком. Опишите типичный «сеанс» игры.</text:p>
      <text:p text:style-name="Комментарий">Или здесь или в отдельном разделе приведите сюжет игры и (или) историю игровой вселенной.</text:p>
      <text:h text:style-name="Heading_20_2" text:outline-level="2"><text:bookmark-start text:name="_Ref46138365"/><text:bookmark-start text:name="_Ref46138349"/><text:bookmark-start text:name="_Ref46138307"/><text:bookmark-start text:name="_Ref46138253"/><text:bookmark-start text:name="__RefHeading__44_113153493"/>Физическая модель<text:bookmark-end text:name="__RefHeading__44_113153493"/></text:h>
      <text:h text:style-name="Heading_20_3" text:outline-level="3"><text:bookmark-start text:name="__RefHeading__1061_1709361289"/>Описание мира<text:bookmark-end text:name="__RefHeading__1061_1709361289"/></text:h>
      <text:p text:style-name="Standard">Мир представляет собой огромное пространство, образованное галактикой «Млечный путь» и прилегающими областями. Он наполнен традиционными космическими объектами: звездами, планетами, астероидами, черными дырами, туманностями, кометами, нейтронными звездами и другими. Их модель близка к реальной: имеется гравитация, излучение. Мир развивается во времени: планеты и спутники вращаются <text:soft-page-break/>вокруг звезд, кометы путешествуют по пространству звездных систем, черные дыры притягивают и разрушают вещество, туманности расползаются, и так далее.</text:p>
      <text:p text:style-name="Standard">Кроме обычной материи в мире существует фантастическая, образованная особыми частицами — тахионами<text:note text:id="ftn1" text:note-class="footnote"><text:note-citation>2</text:note-citation><text:note-body><text:p text:style-name="Footnote">«Сверхсветовое движение: сверхсветовые частицы», «Тахион», Википедия.</text:p></text:note-body></text:note>. Из них состоят все важные игровые объекты: персонаж игрока, корабль, инфраструктура, материальное воплощение инопланетного разума. Существуют гранулы — особые точки пространства, каждая из которых как-то взаимодействует с обычным веществом, а также генерирует космические аномалии по сложному алгоритму (<text:span text:style-name="T8">TBD: гранулы.</text:span>). Аномалии — это области, в которых законы мира неким образом искажаются, что влияет на игровую ситуацию в целом. Например, есть анизотропные области, есть непроходимые, когда летишь в одном направлении, но не сдвигаешься с места, есть частично проходимые, есть опасные, прочие. Аномалии возникают не только из-за влияния гранул, но и при прочих условиях. (<text:span text:style-name="T8">TBD: аномалии.</text:span>)</text:p>
      <text:p text:style-name="Standard">Мир генерируется процедурным образом в соответствии с известными данными по космосу, содержащимися в астрономических каталогах. Детализация мира крайне высока, вплоть до десятиметровых астероидов. (<text:span text:style-name="T8">TBD: детализация. Уточнить.</text:span>)</text:p>
      <text:p text:style-name="Standard">Излучение от объектов проходит реальное расстояние, прежде чем попасть в сенсоры устройств. Информация переносится со скоростью света. Таким образом, видимый мир всегда отличается от реального. (<text:span text:style-name="T8">TBD: перенос информации со скоростью света. Нужно ли? Что позволит? Какие ограничения? Как впишется в остальные концепции? Обдумать. Сделать прототип.</text:span>)</text:p>
      <text:p text:style-name="P19">Есть идея генерировать достаточно случайный мир, принимая за энтропию информацию из меняющегося Интернета. Однако пока не ясно, будет ли данный подход полезен.</text:p>
      <text:p text:style-name="Standard">(<text:span text:style-name="T8">TBD</text:span>)</text:p>
      <text:h text:style-name="Heading_20_3" text:outline-level="3"><text:bookmark-start text:name="__RefHeading__1063_1709361289"/>Игровая инфраструктура: концепции<text:bookmark-end text:name="__RefHeading__1063_1709361289"/></text:h>
      <text:p text:style-name="Standard">Игрок непосредственно взаимодействует с различными объектами, из них наиболее важны корабль и космические инфраструктурные сооружения. У каждого из этих объектов в основе лежат несколько видов элементов, сочетающихся по принципу конструктора. Сами элементы по легенде состоят из тахионов; главная их форма — куб, но возможны и иные формы. Их комбинаторика представляет собой материальный язык высокого уровня, присутствующий прямо в игре. (<text:span text:style-name="T8">TBD: язык программирования.</text:span>) Любые части корабля, собранные из элементов, функционируют согласно программам, воплощенным также в виде элементов, — то есть, не делается концептуальных различий между материей и взаимодействием (<text:span text:style-name="T8">TBD: элементы. Описать механику, законы, форму и содержание, виды, варианты взаимодействия, способы использования, сценарии</text:span>).</text:p>
      <text:p text:style-name="Standard">Поначалу все алгоритмы первого корабля — базовые и примитивные, так как он отправлен в прошлое «налегке»<text:note text:id="ftn2" text:note-class="footnote"><text:note-citation>3</text:note-citation><text:note-body><text:p text:style-name="Footnote">Перемещение во времени имеет свою цену, и чем сложнее объект, тем выше риски и штрафы. Поэтому почти все объекты из будущего достаточно примитивны.</text:p></text:note-body></text:note>. Игрок может заменять старые неэффективные алгоритмы, разрабатывая новые с помощью бортового компьютера<text:note text:id="ftn3" text:note-class="footnote"><text:note-citation>4</text:note-citation><text:note-body><text:p text:style-name="Footnote">Вероятно, бортовой компьютер настолько сложен, что представляет собой монолитный объект, который хоть и состоит из тех же элементов, но они «заморожены», и его структура игроку недоступна. Заморозка помогает компьютеру переместиться во времени без штрафов, но ценой становится неизменяемость замороженного объекта. Вероятно, для заморозки необходимо поместить объект в специальный элемент.</text:p></text:note-body></text:note>, что влияет на различные характеристики корабля и инфраструктурных сооружений. Например, можно увеличить разрешение сканера, дальность и объем пересылаемой трансмиттером <text:soft-page-break/>информации (<text:span text:style-name="T8">TBD: трансмиттер</text:span>), скорость накопления и преобразования энергии, устойчивость к внешним факторам... Программирование алгоритмов — одна из ключевых концепций игры, вносящая значительное разнообразие в геймплей. (<text:span text:style-name="T8">TBD: концепция изменяемых алгоритмов. Версионность, структура хранения, интерфейс пользователя для манипулирования алгоритмами, прочие источники алгоритмов, взаимодополняемость, список, контракты, параметры, требования.</text:span>) Что именно будет программировать и конструировать игрок, жестко не регламентируется; язык элементов обладает Тьюринг-полнотой, причем его материальное представление позволяет делать совершенно невероятные вещи даже тем, кто с программированием знаком только поверхностно (<text:span text:style-name="T8">TBD: требования к языку программирования и к игроку</text:span>). Игрок может строить целые заводы, города, вычислительные машины, огромные космические флоты, даже настоящие «Звезды Смерти» - в космосе полно места для любых фантазий. Концептуальных ограничений нет, внутриигровые ресурсы восполнимы, однако всегда есть неизбежные ограничения реального мира. (<text:span text:style-name="T8">TBD: требования к аппаратуре.</text:span>)</text:p>
      <text:p text:style-name="Standard">Главным игровым ресурсом служит энергия трех видов: синяя, зеленая, красная. <text:span text:style-name="T9">(</text:span><text:span text:style-name="T8">TBD: энергия. Определить виды энергии более конкретно, расписать свойства, отличия, назначение, варианты использования, способы добычи, редкость, важность, доступность.</text:span><text:span text:style-name="T9">) Э</text:span>нергия добывается из звезд с помощью накопителей (<text:span text:style-name="T8">TBD: накопитель</text:span>), а также очень медленно восполняется сама внутри специальных хранилищ, которые улавливают реликтовое излучение. <text:span text:style-name="T9">(</text:span><text:span text:style-name="T8">TBD: хранилища. Картинка с самовосстановлением энергии.</text:span><text:span text:style-name="T9">) Энергия передается по коммуникациям в структуре элементов, а также может быть передана через пространство между двумя трансляторами (</text:span><text:span text:style-name="T8">TBD: транслятор. Уточнить название, описать свойства, внешний вид, варианты взаимодействия, способы </text:span><text:span text:style-name="T8">использования</text:span><text:span text:style-name="T9">). Причем она должна быть предварительно архивирована для более эффективной передачи; вырожденный алгоритм архивации, когда архив представляет собой исходный объект, создается для трансляторов по умолчанию и может быть заменен на собственный. Кроме того, на передачу влияет окружающее пространство: если оно пусто, передача будет успешной, но если имеются какие-либо аномалии, препятствия и иные негативные эффекты, то в информации могут возникнуть искажения. Также важны расстояние и время, нужное для его преодоления. В общем случае передача ведется со скоростью света. (</text:span><text:span text:style-name="T8">TBD: законы передачи энергии. Только ли со скоростью света? Или есть случаи, когда быстрее/медленнее скорости света?</text:span><text:span text:style-name="T9">)</text:span></text:p>
      <text:p text:style-name="Standard"><text:span text:style-name="T9">Энергию можно конвертировать из одного вида в другой с некоторым КПД по определенному алгоритму с помощью преобразователя. Алгоритм может быть такой, что КПД получится более 100%, тогда вокруг преобразователя будут возникать аномалии, компенсирующие эту разницу в виду закона сохранения энергии. (</text:span><text:span text:style-name="T8">TBD: преобразователь. Законы конвертации энергии.</text:span><text:span text:style-name="T9">)</text:span></text:p>
      <text:h text:style-name="P28" text:outline-level="3"><text:bookmark-start text:name="__RefHeading__1065_1709361289"/>Игровая механика: Энергия<text:bookmark-end text:name="__RefHeading__1065_1709361289"/></text:h>
      <text:p text:style-name="P15">Энергия бывает трех видов: синяя, зеленая, красная. (<text:span text:style-name="T8">TBD</text:span>)</text:p>
      <text:h text:style-name="P28" text:outline-level="3"><text:bookmark-start text:name="__RefHeading__1067_1709361289"/>Игровая механика: Время<text:bookmark-end text:name="__RefHeading__1067_1709361289"/></text:h>
      <text:p text:style-name="P16">Ощущение времени</text:p>
      <text:p text:style-name="P15">Игрока олицетворяет нематериальный разум космонавта, попавшего в область аномалии. Его восприятие теперь весьма отличается от человеческого. Одним из важных отличий является ощущение времени, которым можно управлять. Иными словами, можно субъективно ускорить или замедлить течение времени в определенных рамках. Ускорение бывает полезно, когда летишь с досветовой скоростью в дальнюю точку местного региона. (<text:span text:style-name="T8">TBD: иное ощущение времени. Проверить необходимость, установить законы изменения.</text:span>)</text:p>
      <text:p text:style-name="P16">Временная энтропия</text:p>
      <text:p text:style-name="Standard"><text:soft-page-break/>Время имеет релятивистскую природу. Согласно Специальной Теории Относительности, время идет медленнее для тех, кто движется со скоростью, близкой к скорости света, а также вблизи массивных тел с большой гравитацией. В игре влияние этих эффектов передается через временную энтропию, присущую каждому объекту. (<text:span text:style-name="T8">TBD: так ли это? В материалах энтропия возникает только при перемещении объекта назад в прошлое.</text:span>) Разделяются понятия внешний объект и собственный объект по отношению к игроку. Собственный объект — это объект, к которому привязан игрок. Все остальные объекты считаются внешними. В обычной ситуации временная энтропия внешних объектов нарастает так же, как и временная энтропия собственных объектов. Если же какие-то объекты попадают в особые условия, энтропия внешних и собственных объектов ведет себя по-разному.</text:p>
      <text:list xml:id="list229859127" text:style-name="L2">
        <text:list-item>
          <text:p text:style-name="P24">Собственный объект движется с околосветовой скоростью.</text:p>
        </text:list-item>
      </text:list>
      <text:list xml:id="list1155681482" text:style-name="L3">
        <text:list-item>
          <text:p text:style-name="P25">Его временная энтропия нарастает по обычному закону.</text:p>
        </text:list-item>
        <text:list-item>
          <text:p text:style-name="P25">Временная энтропия внешних объектов растет быстрее, и время внешнего мира тоже ускоряется, то есть, все процессы идут быстрее.</text:p>
        </text:list-item>
      </text:list>
      <text:list xml:id="list2180034064" text:continue-list="list229859127" text:style-name="L2">
        <text:list-item>
          <text:p text:style-name="P24">Внешний объект движется с околосветовой скоростью.</text:p>
        </text:list-item>
      </text:list>
      <text:list xml:id="list323361937" text:continue-list="list1155681482" text:style-name="L3">
        <text:list-item>
          <text:p text:style-name="P25">Его временная энтропия нарастает медленнее.</text:p>
        </text:list-item>
        <text:list-item>
          <text:p text:style-name="P25">Его внутреннее время идет медленнее.</text:p>
        </text:list-item>
      </text:list>
      <text:list xml:id="list473357634" text:continue-list="list2180034064" text:style-name="L2">
        <text:list-item>
          <text:p text:style-name="P24">Собственный объект движется с околосветовой скоростью и некий обособленный внешний объект движется с околосветовой скоростью.</text:p>
        </text:list-item>
      </text:list>
      <text:list xml:id="list178202207" text:continue-list="list323361937" text:style-name="L3">
        <text:list-item>
          <text:p text:style-name="P25">(<text:span text:style-name="T8">TBD</text:span>) Вероятно, все то же самое, что и в пункте 1, но энтропия обособленного внешнего объекта ведет себя так же, как если бы он был собственным в тех же условиях.</text:p>
        </text:list-item>
      </text:list>
      <text:list xml:id="list250300646" text:continue-list="list473357634" text:style-name="L2">
        <text:list-item>
          <text:p text:style-name="P24">Ускорение или замедление субъективного времени игрока в целом приводит к одинаковому замедлению или ускорению любых мировых процессов, но не вносит разницу между законами нарастания временной энтропии собственных и внешних объектов. Все процессы друг относительно друга протекают в тех же соотношениях.</text:p>
        </text:list-item>
      </text:list>
      <text:p text:style-name="Standard">Имеются понятия смещенный и несмещенный объект. Смещенный — это объект, отправленный из своего времени назад или вперед.</text:p>
      <text:list xml:id="list794728205" text:style-name="L4">
        <text:list-item>
          <text:p text:style-name="P26">Временная энтропия несмещенного объекта равна его возрасту и предела не имеет.</text:p>
        </text:list-item>
        <text:list-item>
          <text:p text:style-name="P26">(<text:span text:style-name="T8">TBD</text:span>) Временная энтропия смещенного назад объекта. Видимо, имеет предел, зависящий от расстояния, на которое объект смещен.</text:p>
        </text:list-item>
        <text:list-item>
          <text:p text:style-name="P26">(<text:span text:style-name="T8">TBD</text:span>) Временная энтропия смещенных вперед объектов.</text:p>
        </text:list-item>
      </text:list>
      <text:p text:style-name="P17">Путешествия во времени</text:p>
      <text:p text:style-name="Standard">(<text:span text:style-name="T8">TBD</text:span>)</text:p>
      <text:p text:style-name="Комментарий">Описание физической модели игрового мира, ее законов и их отображения в игру. Наиболее важные моменты, которые должны быть</text:p>
      <text:list xml:id="list609135911" text:continue-list="list1868771534" text:style-name="WW8Num46">
        <text:list-item>
          <text:p text:style-name="P31">Перемещения</text:p>
        </text:list-item>
        <text:list-item>
          <text:p text:style-name="P31">Боевые действия</text:p>
        </text:list-item>
        <text:list-item>
          <text:p text:style-name="P31">Общие, наиболее важные формулы</text:p>
        </text:list-item>
      </text:list>
      <text:p text:style-name="Комментарий">Если проект пропагандирует «продвинутую» физическую модель, укажите, какие явления будут смоделированы в игре (повреждения, столкновения и т.д.). </text:p>
      <text:h text:style-name="Heading_20_2" text:outline-level="2"><text:bookmark-start text:name="__RefHeading__46_113153493"/><text:soft-page-break/>Персонаж игрока<text:bookmark-end text:name="__RefHeading__46_113153493"/></text:h>
      <text:p text:style-name="Комментарий">Описание «аватара» игрока (или характерных персонажей) в игровом мире, если это уместно. Этот раздел должен быть наиболее развернут для <text:span text:style-name="T3">RPG</text:span>. <text:s/></text:p>
      <text:h text:style-name="Heading_20_2" text:outline-level="2"><text:bookmark-end text:name="_Ref46138365"/><text:bookmark-end text:name="_Ref46138349"/><text:bookmark-end text:name="_Ref46138307"/><text:bookmark-end text:name="_Ref46138253"/><text:bookmark-start text:name="__RefHeading__48_113153493"/><text:bookmark-start text:name="_Ref46313460"/><text:bookmark-start text:name="_Ref46313435"/>Элементы игры<text:bookmark-end text:name="__RefHeading__48_113153493"/><text:bookmark-end text:name="_Ref46313460"/><text:bookmark-end text:name="_Ref46313435"/></text:h>
      <text:h text:style-name="P30" text:outline-level="3">Трансмиттер</text:h>
      <text:h text:style-name="P30" text:outline-level="3">Сканер</text:h>
      <text:p text:style-name="Standard"/>
      <text:p text:style-name="Standard"/>
      <text:p text:style-name="Standard"/>
      <text:p text:style-name="Комментарий">Этот раздел составляет описание всех элементов, которые встречаются в игре. Так, например, в этом разделе самое место подробно описать следующие игровые элементы (в зависимости от жанра): </text:p>
      <text:list xml:id="list2169471328" text:continue-numbering="true" text:style-name="WW8Num46">
        <text:list-item>
          <text:p text:style-name="P31">Юниты и строения – <text:span text:style-name="T3">RTS</text:span>, <text:span text:style-name="T3">TBS</text:span></text:p>
        </text:list-item>
        <text:list-item>
          <text:p text:style-name="P31">Предметы (<text:span text:style-name="T3">items</text:span>) – <text:span text:style-name="T3">RTS</text:span>, <text:span text:style-name="T3">RPG</text:span></text:p>
        </text:list-item>
        <text:list-item>
          <text:p text:style-name="P31">Оружие – <text:span text:style-name="T3">FPS</text:span>, <text:span text:style-name="T3">RPG</text:span></text:p>
        </text:list-item>
        <text:list-item>
          <text:p text:style-name="P31"><text:span text:style-name="T3">NPC </text:span>и персонажи</text:p>
        </text:list-item>
        <text:list-item>
          <text:p text:style-name="P31">Транспортные средства<text:span text:style-name="T3"> – simulators</text:span></text:p>
        </text:list-item>
        <text:list-item>
          <text:p text:style-name="P31">Карты </text:p>
        </text:list-item>
        <text:list-item>
          <text:p text:style-name="P31">другое</text:p>
        </text:list-item>
      </text:list>
      <text:p text:style-name="Комментарий">При описании этих элементов укажите их назначение (смысл), влияние на игровой мир и игрока, параметры и особенности и вообще все, что существенно для этих элементов.</text:p>
      <text:h text:style-name="Heading_20_2" text:outline-level="2"><text:bookmark-start text:name="__RefHeading__50_113153493"/>«Искусственный интеллект»<text:bookmark-end text:name="__RefHeading__50_113153493"/></text:h>
      <text:p text:style-name="Комментарий">Опишите общие принципы, характеризующие <text:span text:style-name="T3">AI</text:span> в игре – какое поведение он затрагивает, каких персонажей. </text:p>
      <text:p text:style-name="Комментарий">С одной стороны, данный раздел не должен иметь технических деталей, а с другой – не выродиться в нечто подобное «наш <text:span text:style-name="T3">AI</text:span> – самый умный <text:span text:style-name="T3">AI</text:span> в мире».</text:p>
      <text:h text:style-name="Heading_20_2" text:outline-level="2"><text:bookmark-start text:name="__RefHeading__52_113153493"/>Многопользовательский режим<text:bookmark-end text:name="__RefHeading__52_113153493"/></text:h>
      <text:p text:style-name="Комментарий">Описание многопользовательского режима:</text:p>
      <text:list xml:id="list1000362311" text:continue-numbering="true" text:style-name="WW8Num46">
        <text:list-item>
          <text:p text:style-name="P31">«Жанр» - <text:span text:style-name="T3">deathmatch</text:span>, <text:span text:style-name="T3">ctf</text:span> или другое</text:p>
        </text:list-item>
        <text:list-item>
          <text:p text:style-name="P31">Количество игроков</text:p>
        </text:list-item>
        <text:list-item>
          <text:p text:style-name="P31">Характеристика действий игрока и доступных игровых элементов, в отличие от описанных выше</text:p>
        </text:list-item>
        <text:list-item>
          <text:p text:style-name="P31">Общие сведения об организации многопользовательского режима (способ соединения, организация сеансов)</text:p>
        </text:list-item>
      </text:list>
      <text:p text:style-name="Комментарий">Если многопользовательский режим является основным для игры – четко объявите об этом в концепции и излагайте весь материал в предыдущих разделах с оглядкой на это. <text:soft-page-break/>В этом случае данный раздел содержит несколько технический смысл, но с точки зрения игрока.</text:p>
      <text:h text:style-name="Heading_20_2" text:outline-level="2"><text:bookmark-start text:name="__RefHeading__54_113153493"/><text:bookmark-start text:name="_Ref46138749"/>Интерфейс пользователя<text:bookmark-end text:name="_Ref46138749"/> <text:bookmark-end text:name="__RefHeading__54_113153493"/></text:h>
      <text:h text:style-name="P29" text:outline-level="3"><text:bookmark-start text:name="__RefHeading__56_113153493"/>Блок-схема<text:bookmark-end text:name="__RefHeading__56_113153493"/></text:h>
      <text:p text:style-name="Комментарий">Приведите схему навигации по меню игрового интерфейса и <text:s/>оболочки игры. Здесь же можно привести и эскизы экранных форм.</text:p>
      <text:h text:style-name="P29" text:outline-level="3"><text:bookmark-start text:name="__RefHeading__58_113153493"/>Функциональное описание и управление<text:bookmark-end text:name="__RefHeading__58_113153493"/></text:h>
      <text:p text:style-name="Комментарий">Здесь, фактически, раскрывается функциональность интерфейса, каждого его экрана, а также воздействия на игру вызываемых действий.</text:p>
      <text:h text:style-name="P29" text:outline-level="3"><text:bookmark-start text:name="__RefHeading__60_113153493"/>Объекты интерфейса пользователя<text:bookmark-end text:name="__RefHeading__60_113153493"/></text:h>
      <text:p text:style-name="Комментарий">Данный раздел должен классифицировать «кирпичики», из которых строится интерфейс пользователя. Если интерфейсные элементы стандартны (кнопка, <text:span text:style-name="T3">check</text:span> <text:span text:style-name="T3">box</text:span>) их достаточно просто перечислить. Если же элементы нестандартны, их поведение следует подробно описать.</text:p>
      <text:h text:style-name="Heading_20_2" text:outline-level="2"><text:bookmark-start text:name="__RefHeading__62_113153493"/>Графика и видео<text:bookmark-end text:name="__RefHeading__62_113153493"/></text:h>
      <text:p text:style-name="Комментарий">Данный раздел должен дать представление о характере и составе визуальной части игры и всех связанных с этим вопросах. Базируясь на предыдущих разделах, здесь описываются все элементы, которые должны быть созданы и которые можно будет увидеть в игре.</text:p>
      <text:p text:style-name="Комментарий">Целью данного раздела является не столько детально описать графические элементы, сколько сложить общее представление о характере и объеме графики.</text:p>
      <text:h text:style-name="P29" text:outline-level="3"><text:bookmark-start text:name="__RefHeading__64_113153493"/>Общее описание<text:bookmark-end text:name="__RefHeading__64_113153493"/></text:h>
      <text:p text:style-name="Комментарий">Здесь приведите общую информацию о графике игры:</text:p>
      <text:list xml:id="list1281537087" text:continue-numbering="true" text:style-name="WW8Num46">
        <text:list-item>
          <text:p text:style-name="P31">Техническое исполнение (3<text:span text:style-name="T3">D</text:span>, 2<text:span text:style-name="T3">D</text:span>, текстовая <text:span text:style-name="T6"></text:span>)</text:p>
        </text:list-item>
        <text:list-item>
          <text:p text:style-name="P31">Стилистика, атмосфера и палитра</text:p>
        </text:list-item>
        <text:list-item>
          <text:p text:style-name="P31">Другие общие сведения </text:p>
        </text:list-item>
      </text:list>
      <text:h text:style-name="P29" text:outline-level="3"><text:bookmark-start text:name="__RefHeading__66_113153493"/>Двумерная графика и анимация<text:bookmark-end text:name="__RefHeading__66_113153493"/></text:h>
      <text:p text:style-name="Комментарий">В этом разделе приведите всю необходимую базовую информацию о 2<text:span text:style-name="T3">D</text:span> графике, которая должна быть разработана:</text:p>
      <text:list xml:id="list1013363187" text:continue-numbering="true" text:style-name="WW8Num46">
        <text:list-item>
          <text:p text:style-name="P31">Интерфейс</text:p>
        </text:list-item>
        <text:list-item>
          <text:p text:style-name="P31">Эффекты</text:p>
        </text:list-item>
      </text:list>
      <text:p text:style-name="Комментарий">Если игра не 3<text:span text:style-name="T3">D</text:span>, то здесь же описывается и основная игровая графика:</text:p>
      <text:list xml:id="list1935035873" text:continue-numbering="true" text:style-name="WW8Num46">
        <text:list-item>
          <text:p text:style-name="P31">Персонажи, строения и юниты.</text:p>
        </text:list-item>
        <text:list-item>
          <text:p text:style-name="P31">Игровой мир (ландшафты и статические объекты)</text:p>
        </text:list-item>
      </text:list>
      <text:h text:style-name="P29" text:outline-level="3"><text:bookmark-start text:name="__RefHeading__68_113153493"/>Трехмерная графика и анимация<text:bookmark-end text:name="__RefHeading__68_113153493"/></text:h>
      <text:p text:style-name="Комментарий">В данном разделе перечислите и очень кратко охарактеризуйте все элементы игры, которые должны быть созданы, возможно, сгруппировав отдельные составляющие:</text:p>
      <text:list xml:id="list1625923978" text:style-name="WW8Num80">
        <text:list-item>
          <text:p text:style-name="P32">3<text:span text:style-name="T3">D </text:span>модели</text:p>
        </text:list-item>
        <text:list-item>
          <text:p text:style-name="P32"><text:soft-page-break/>текстуры</text:p>
        </text:list-item>
        <text:list-item>
          <text:p text:style-name="P32">анимации</text:p>
        </text:list-item>
      </text:list>
      <text:h text:style-name="P29" text:outline-level="3"><text:bookmark-start text:name="__RefHeading__70_113153493"/><text:bookmark-start text:name="_Ref46138337"/><text:bookmark-start text:name="_Ref46138327"/>Анимационные вставки<text:bookmark-end text:name="__RefHeading__70_113153493"/><text:bookmark-end text:name="_Ref46138337"/><text:bookmark-end text:name="_Ref46138327"/></text:h>
      <text:p text:style-name="Комментарий">Данный раздел должен дать информацию о составе и характере роликов игры, а именно:</text:p>
      <text:list xml:id="list1764259528" text:style-name="WW8Num14">
        <text:list-item>
          <text:p text:style-name="P33">Перечень и их расположение в игре (начальный ролик, финальный ролик, ролики миссий и т.д.)</text:p>
        </text:list-item>
        <text:list-item>
          <text:p text:style-name="P33">Характер исполнения (на «движке» игры или отдельная анимация)</text:p>
        </text:list-item>
        <text:list-item>
          <text:p text:style-name="P33">Содержание – без детального сценария, только общий смысл, а также примерную продолжительность. </text:p>
        </text:list-item>
      </text:list>
      <text:p text:style-name="Комментарий">Если планируется использование видеосъемок, обязательно это укажите.</text:p>
      <text:h text:style-name="Heading_20_2" text:outline-level="2"><text:bookmark-start text:name="__RefHeading__72_113153493"/>Звуки и музыка <text:bookmark-end text:name="__RefHeading__72_113153493"/></text:h>
      <text:h text:style-name="P29" text:outline-level="3"><text:bookmark-start text:name="__RefHeading__74_113153493"/>Общее описание<text:bookmark-end text:name="__RefHeading__74_113153493"/></text:h>
      <text:p text:style-name="Комментарий">В этом разделе разместите общую информацию о звуковом воплощении игры: характер музыкальных тем, создаваемое настроение, насыщенность мира звуками и другое, что важно для понимания роли аудио-составляющей игры.</text:p>
      <text:h text:style-name="P29" text:outline-level="3"><text:bookmark-start text:name="__RefHeading__76_113153493"/>Звук и звуковые эффекты<text:bookmark-end text:name="__RefHeading__76_113153493"/></text:h>
      <text:p text:style-name="Комментарий">Здесь перечислите те звуковые эффекты, которые буду созданы и использованы в игре, их привязку к объектам игрового мира из предыдущих разделов. Не забудьте рассмотреть состав звуковых данных для:</text:p>
      <text:list xml:id="list588011755" text:style-name="WW8Num48">
        <text:list-item>
          <text:p text:style-name="P34">Интерфейса</text:p>
        </text:list-item>
        <text:list-item>
          <text:p text:style-name="P34">Спецэффектов</text:p>
        </text:list-item>
        <text:list-item>
          <text:p text:style-name="P34">Игровых объектов</text:p>
        </text:list-item>
        <text:list-item>
          <text:p text:style-name="P34">Диалогов и анимационных вставок</text:p>
        </text:list-item>
      </text:list>
      <text:h text:style-name="P29" text:outline-level="3"><text:bookmark-start text:name="__RefHeading__78_113153493"/>Музыка<text:bookmark-end text:name="__RefHeading__78_113153493"/></text:h>
      <text:p text:style-name="Комментарий">В этом разделе приведите информацию о составе и общем содержании музыкальных треков игры. Не забудьте упомянуть, какие музыкальные фрагменты сопровождают:</text:p>
      <text:list xml:id="list1776633455" text:style-name="WW8Num37">
        <text:list-item>
          <text:p text:style-name="P35">Главный интерфейс новой игры</text:p>
        </text:list-item>
        <text:list-item>
          <text:p text:style-name="P35">Состав музыкального сопровождения роликов</text:p>
        </text:list-item>
        <text:list-item>
          <text:p text:style-name="P35">Состав тем по уровням игры или их связь</text:p>
        </text:list-item>
        <text:list-item>
          <text:p text:style-name="P35">Особенные фрагменты – <text:span text:style-name="T3">action</text:span>, отрицательный финал или другое</text:p>
        </text:list-item>
      </text:list>
      <text:h text:style-name="Heading_20_2" text:outline-level="2"><text:bookmark-start text:name="__RefHeading__80_113153493"/><text:bookmark-start text:name="_Ref46138254"/>Описание уровней<text:bookmark-end text:name="__RefHeading__80_113153493"/><text:bookmark-end text:name="_Ref46138254"/></text:h>
      <text:h text:style-name="P29" text:outline-level="3"><text:bookmark-start text:name="__RefHeading__82_113153493"/>Общее описание дизайна уровней<text:bookmark-end text:name="__RefHeading__82_113153493"/></text:h>
      <text:p text:style-name="Комментарий">Так как детальная проработка уровней является одним из процессов разработке игры, укажите здесь лишь ключевые особенности или требования по дизайну уровней, а также их состав и связь с сюжетом игры.</text:p>
      <text:h text:style-name="P29" text:outline-level="3"><text:bookmark-start text:name="__RefHeading__84_113153493"/>Диаграмма взаимного расположения уровней<text:bookmark-end text:name="__RefHeading__84_113153493"/></text:h>
      <text:p text:style-name="Комментарий"><text:soft-page-break/>В данном разделе имеет смысл описать примерное соотношение локаций игры. Для линейно-последовательной схемы уровней данный раздел превращается в простой их перечень. Если в игре имеются «особые места», важные для сюжета или игрового процесса – здесь их необходимо упомянуть.</text:p>
      <text:h text:style-name="P29" text:outline-level="3"><text:bookmark-start text:name="__RefHeading__86_113153493"/>График введения новых объектов<text:bookmark-end text:name="__RefHeading__86_113153493"/></text:h>
      <text:p text:style-name="Комментарий">Содержание этого раздела относится к балансу игры и здесь нужно раскрыть общее построение усложнения игры или ее развития и поддержания интереса.</text:p>
      <text:p text:style-name="Standard"/>
      <text:p text:style-name="Standard"/>
      <text:p text:style-name="Standard"/>
      <text:h text:style-name="Heading_20_1" text:outline-level="1"><text:bookmark-start text:name="__RefHeading__88_113153493"/><text:bookmark-start text:name="_Ref46203442"/><text:bookmark-start text:name="_Ref46203425"/>Контакты<text:bookmark-end text:name="__RefHeading__88_113153493"/><text:bookmark-end text:name="_Ref46203442"/><text:bookmark-end text:name="_Ref46203425"/></text:h>
      <text:p text:style-name="Комментарий">Перечислите имена и фамилии лиц, с которыми можно связаться для ведения переговоров или уточнения отдельных вопросов. Не забудьте указать как телефоны, так и <text:span text:style-name="T3">e</text:span>-<text:span text:style-name="T3">mail</text:span>. </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Контактные лица:</text:p>
          </table:table-cell>
          <table:table-cell table:style-name="Таблица3.A1" office:value-type="string">
            <text:p text:style-name="P4"/>
          </table:table-cell>
        </table:table-row>
        <table:table-row table:style-name="Таблица3.1">
          <table:table-cell table:style-name="Таблица3.A1" office:value-type="string">
            <text:p text:style-name="P3"/>
          </table:table-cell>
          <table:table-cell table:style-name="Таблица3.A1" office:value-type="string">
            <text:p text:style-name="P4"/>
          </table:table-cell>
        </table:table-row>
        <table:table-row table:style-name="Таблица3.1">
          <table:table-cell table:style-name="Таблица3.A1" office:value-type="string">
            <text:p text:style-name="P2">Телефоны:</text:p>
          </table:table-cell>
          <table:table-cell table:style-name="Таблица3.A1" office:value-type="string">
            <text:p text:style-name="P4"/>
          </table:table-cell>
        </table:table-row>
        <table:table-row table:style-name="Таблица3.1">
          <table:table-cell table:style-name="Таблица3.A1" office:value-type="string">
            <text:p text:style-name="P3"/>
          </table:table-cell>
          <table:table-cell table:style-name="Таблица3.A1" office:value-type="string">
            <text:p text:style-name="P4"/>
          </table:table-cell>
        </table:table-row>
        <table:table-row table:style-name="Таблица3.1">
          <table:table-cell table:style-name="Таблица3.A1" office:value-type="string">
            <text:p text:style-name="P2"><text:span text:style-name="T3">E</text:span>-<text:span text:style-name="T3">mail</text:span>:</text:p>
          </table:table-cell>
          <table:table-cell table:style-name="Таблица3.A1" office:value-type="string">
            <text:p text:style-name="P9"/>
          </table:table-cell>
        </table:table-row>
        <table:table-row table:style-name="Таблица3.1">
          <table:table-cell table:style-name="Таблица3.A1" office:value-type="string">
            <text:p text:style-name="P9"/>
          </table:table-cell>
          <table:table-cell table:style-name="Таблица3.A1" office:value-type="string">
            <text:p text:style-name="P4"/>
          </table:table-cell>
        </table:table-row>
        <table:table-row table:style-name="Таблица3.1">
          <table:table-cell table:style-name="Таблица3.A1" office:value-type="string">
            <text:p text:style-name="P2">Адрес:</text:p>
          </table:table-cell>
          <table:table-cell table:style-name="Таблица3.A1" office:value-type="string">
            <text:p text:style-name="P4"/>
          </table:table-cell>
        </table:table-row>
        <table:table-row table:style-name="Таблица3.1">
          <table:table-cell table:style-name="Таблица3.A1" office:value-type="string">
            <text:p text:style-name="P3"/>
          </table:table-cell>
          <table:table-cell table:style-name="Таблица3.A1" office:value-type="string">
            <text:p text:style-name="P4"/>
          </table:table-cell>
        </table:table-row>
        <table:table-row table:style-name="Таблица3.1">
          <table:table-cell table:style-name="Таблица3.A1" office:value-type="string">
            <text:p text:style-name="P2">Сайт:</text:p>
          </table:table-cell>
          <table:table-cell table:style-name="Таблица3.A1" office:value-type="string">
            <text:p text:style-name="P9"/>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justify" style:justify-single-word="false" fo:orphans="2" fo:widows="2" style:writing-mode="lr-tb"/>
      <style:text-properties style:use-window-font-color="true" style:font-name="Verdana" fo:font-size="10pt" fo:language="ru" fo:country="RU" style:font-name-asian="Times New Roman" style:font-size-asian="10pt" style:font-name-complex="Verdana"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fo:text-align="start" style:justify-single-word="false" fo:text-indent="-0.63cm" style:auto-text-indent="false" fo:break-before="page" fo:background-color="#e0e0e0" fo:keep-with-next="always">
        <style:background-image/>
      </style:paragraph-properties>
      <style:text-properties fo:font-size="14pt" style:letter-kerning="true" style:font-size-asian="14pt"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423cm" fo:margin-bottom="0.423cm" fo:text-align="start" style:justify-single-word="false" fo:text-indent="-0.76cm" style:auto-text-indent="false" fo:background-color="#f3f3f3" fo:keep-with-next="always">
        <style:background-image/>
      </style:paragraph-propertie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161cm" fo:margin-right="0cm" fo:margin-top="0.423cm" fo:margin-bottom="0.106cm" fo:text-align="start" style:justify-single-word="false" fo:text-indent="-0.891cm" style:auto-text-indent="false"/>
      <style:text-properties fo:font-weight="bold" style:font-weight-asian="bold" style:font-name-complex="Arial" style:font-size-complex="13pt" style:font-weight-complex="bold"/>
    </style:style>
    <style:style style:name="Heading_20_4" style:display-name="Heading 4" style:family="paragraph" style:parent-style-name="Heading_20_3" style:next-style-name="Standard" style:default-outline-level="" style:list-style-name="WW8Num62" style:class="text">
      <style:paragraph-properties fo:keep-with-next="always"/>
      <style:text-properties style:font-name="Arial" fo:font-size="12pt" fo:font-weight="normal" style:font-size-asian="12pt" style:font-weight-asian="normal" style:font-name-complex="Arial" style:font-size-complex="14pt" style:font-weight-complex="normal"/>
    </style:style>
    <style:style style:name="Heading_20_5" style:display-name="Heading 5" style:family="paragraph" style:parent-style-name="Standard" style:next-style-name="Standard" style:class="text">
      <style:paragraph-properties fo:text-align="center" style:justify-single-word="false" fo:keep-with-next="always"/>
      <style:text-properties fo:color="#3366ff" fo:font-size="12pt" style:font-size-asian="12pt"/>
    </style:style>
    <style:style style:name="Список_20__28_нумерованный_29_" style:display-name="Список (нумерованный)" style:family="paragraph" style:parent-style-name="Standard" style:list-style-name="WW8Num54">
      <style:paragraph-properties fo:margin-top="0cm" fo:margin-bottom="0cm"/>
    </style:style>
    <style:style style:name="Список_20__28_маркированный_29_" style:display-name="Список (маркированный)" style:family="paragraph" style:parent-style-name="Список_20__28_нумерованный_29_" style:list-style-name="WW8Num75"/>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 style:family="paragraph" style:parent-style-name="Standard" style:class="extra">
      <style:paragraph-properties fo:margin-top="0cm" fo:margin-bottom="0cm" fo:text-align="start" style:justify-single-word="false"/>
    </style:style>
    <style:style style:name="Название_20_объекта" style:display-name="Название объекта" style:family="paragraph" style:parent-style-name="Standard" style:next-style-name="Standard">
      <style:paragraph-properties fo:margin="100%" fo:margin-left="0.951cm" fo:margin-right="0cm" fo:margin-top="0cm" fo:margin-bottom="0cm" fo:text-indent="0cm" style:auto-text-indent="false"/>
      <style:text-properties style:font-name="Times New Roman" fo:font-weight="bold" style:font-weight-asian="bold" style:font-name-complex="Times New Roman" style:font-size-complex="10pt" style:font-weight-complex="bold"/>
    </style:style>
    <style:style style:name="Text_20_body_20_indent" style:display-name="Text body indent" style:family="paragraph" style:parent-style-name="Standard" style:class="text">
      <style:paragraph-properties fo:margin="100%" fo:margin-left="0.951cm" fo:margin-right="0cm" fo:margin-top="0cm" fo:margin-bottom="0.212cm" fo:text-indent="0cm" style:auto-text-indent="false"/>
      <style:text-properties style:font-name="Times New Roman" fo:font-size="12pt" style:font-size-asian="12pt" style:font-name-complex="Times New Roman" style:font-size-complex="12pt"/>
    </style:style>
    <style:style style:name="Надпись" style:family="paragraph" style:parent-style-name="Table">
      <style:paragraph-properties style:line-height-at-least="0.423cm" fo:text-align="center" style:justify-single-word="false"/>
      <style:text-properties fo:font-size="8pt" style:font-size-asian="8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style:font-name="Times New Roman" fo:font-size="12pt" style:font-size-asian="12pt" style:font-name-complex="Times New Roman" style:font-size-complex="12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style:font-name="Times New Roman" fo:font-size="12pt" style:font-size-asian="12pt" style:font-name-complex="Times New Roman" style:font-size-complex="12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style:font-name="Times New Roman" fo:font-size="12pt" style:font-size-asian="12pt" style:font-name-complex="Times New Roman" style:font-size-complex="12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style:font-name="Times New Roman" fo:font-size="12pt" style:font-size-asian="12pt" style:font-name-complex="Times New Roman" style:font-size-complex="12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style:font-name="Times New Roman" fo:font-size="12pt" style:font-size-asian="12pt" style:font-name-complex="Times New Roman" style:font-size-complex="12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style:font-name="Times New Roman" fo:font-size="12pt" style:font-size-asian="12pt" style:font-name-complex="Times New Roman" style:font-size-complex="12pt"/>
    </style:style>
    <style:style style:name="Шапка_20_таблицы" style:display-name="Шапка таблицы" style:family="paragraph" style:parent-style-name="Table" style:next-style-name="Table">
      <style:paragraph-properties fo:keep-with-next="always"/>
      <style:text-properties fo:font-weight="bold" style:font-weight-asian="bold"/>
    </style:style>
    <style:style style:name="Комментарий" style:family="paragraph" style:parent-style-name="Standard" style:next-style-name="Standard">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3z0" style:family="text">
      <style:text-properties fo:color="#000000" style:font-name="Verdana" fo:font-size="10pt" style:font-size-asian="10pt" style:font-name-complex="Verdana"/>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9z0" style:family="text">
      <style:text-properties fo:color="#000000" style:font-name="Symbol" fo:font-size="8pt" style:font-size-asian="8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6z0" style:family="text">
      <style:text-properties fo:color="#000000" style:font-name="Symbol" fo:font-size="8pt" style:font-size-asian="8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2z0" style:family="text">
      <style:text-properties fo:color="#000000" style:font-name="Symbol" fo:font-size="8pt" style:font-size-asian="8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fo:color="#000000" style:font-name="Symbol" fo:font-size="8pt" style:font-size-asian="8pt"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4z0" style:family="text">
      <style:text-properties fo:color="#000000" style:font-name="Symbol" fo:font-size="8pt" style:font-size-asian="8pt"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8z0" style:family="text">
      <style:text-properties style:font-name="Symbol" style:font-name-complex="Symbol"/>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50z0" style:family="text">
      <style:text-properties fo:color="#000000" style:font-name="Verdana" fo:font-size="10pt" style:font-size-asian="10pt" style:font-name-complex="Verdana"/>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1z0" style:family="text">
      <style:text-properties fo:color="#000000" style:font-name="Symbol" fo:font-size="8pt" style:font-size-asian="8pt"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1z3" style:family="text">
      <style:text-properties style:font-name="Symbol" style:font-name-complex="Symbol"/>
    </style:style>
    <style:style style:name="WW8Num52z0" style:family="text">
      <style:text-properties fo:color="#000000" style:font-name="Symbol" fo:font-size="8pt" style:font-size-asian="8pt"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2z3" style:family="text">
      <style:text-properties style:font-name="Symbol" style:font-name-complex="Symbol"/>
    </style:style>
    <style:style style:name="WW8Num55z0" style:family="text">
      <style:text-properties style:font-name="Symbol" style:font-name-complex="Symbol"/>
    </style:style>
    <style:style style:name="WW8Num55z1" style:family="text">
      <style:text-properties style:font-name="Courier New" style:font-name-complex="Courier New"/>
    </style:style>
    <style:style style:name="WW8Num55z2" style:family="text">
      <style:text-properties style:font-name="Wingdings" style:font-name-complex="Wingdings"/>
    </style:style>
    <style:style style:name="WW8Num58z0" style:family="text">
      <style:text-properties fo:color="#000000" style:font-name="Symbol" fo:font-size="8pt" style:font-size-asian="8pt"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8z3" style:family="text">
      <style:text-properties style:font-name="Symbol" style:font-name-complex="Symbol"/>
    </style:style>
    <style:style style:name="WW8Num59z0" style:family="text">
      <style:text-properties fo:color="#000000" style:font-name="Symbol" fo:font-size="8pt" style:font-size-asian="8pt"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59z3" style:family="text">
      <style:text-properties style:font-name="Symbol" style:font-name-complex="Symbol"/>
    </style:style>
    <style:style style:name="WW8Num60z0" style:family="text">
      <style:text-properties fo:color="#000000" style:font-name="Symbol" fo:font-size="8pt" style:font-size-asian="8pt" style:font-name-complex="Symbol"/>
    </style:style>
    <style:style style:name="WW8Num60z1" style:family="text">
      <style:text-properties style:font-name="Courier New" style:font-name-complex="Courier New"/>
    </style:style>
    <style:style style:name="WW8Num60z2" style:family="text">
      <style:text-properties style:font-name="Wingdings" style:font-name-complex="Wingdings"/>
    </style:style>
    <style:style style:name="WW8Num60z3" style:family="text">
      <style:text-properties style:font-name="Symbol" style:font-name-complex="Symbol"/>
    </style:style>
    <style:style style:name="WW8Num63z0" style:family="text">
      <style:text-properties fo:color="#000000" style:font-name="Symbol" fo:font-size="8pt" style:font-size-asian="8pt" style:font-name-complex="Symbol"/>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3z3" style:family="text">
      <style:text-properties style:font-name="Symbol" style:font-name-complex="Symbol"/>
    </style:style>
    <style:style style:name="WW8Num65z0" style:family="text">
      <style:text-properties fo:color="#000000" style:font-name="Verdana" fo:font-size="10pt" style:font-size-asian="10pt" style:font-name-complex="Verdana"/>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WW8Num65z3" style:family="text">
      <style:text-properties style:font-name="Symbol" style:font-name-complex="Symbol"/>
    </style:style>
    <style:style style:name="WW8Num66z0" style:family="text">
      <style:text-properties fo:color="#000000" style:font-name="Symbol" fo:font-size="8pt" style:font-size-asian="8pt" style:font-name-complex="Symbol"/>
    </style:style>
    <style:style style:name="WW8Num66z1" style:family="text">
      <style:text-properties style:font-name="Courier New" style:font-name-complex="Courier New"/>
    </style:style>
    <style:style style:name="WW8Num66z2" style:family="text">
      <style:text-properties style:font-name="Wingdings" style:font-name-complex="Wingdings"/>
    </style:style>
    <style:style style:name="WW8Num66z3" style:family="text">
      <style:text-properties style:font-name="Symbol" style:font-name-complex="Symbol"/>
    </style:style>
    <style:style style:name="WW8Num67z0" style:family="text">
      <style:text-properties style:font-name="Symbol" style:font-name-complex="Symbol"/>
    </style:style>
    <style:style style:name="WW8Num67z1" style:family="text">
      <style:text-properties style:font-name="Courier New" style:font-name-complex="Courier New"/>
    </style:style>
    <style:style style:name="WW8Num67z2" style:family="text">
      <style:text-properties style:font-name="Wingdings" style:font-name-complex="Wingdings"/>
    </style:style>
    <style:style style:name="WW8Num68z0" style:family="text">
      <style:text-properties style:font-name="Symbol" style:font-name-complex="Symbol"/>
    </style:style>
    <style:style style:name="WW8Num68z1" style:family="text">
      <style:text-properties style:font-name="Courier New" style:font-name-complex="Courier New"/>
    </style:style>
    <style:style style:name="WW8Num68z2" style:family="text">
      <style:text-properties style:font-name="Wingdings" style:font-name-complex="Wingdings"/>
    </style:style>
    <style:style style:name="WW8Num72z0" style:family="text">
      <style:text-properties style:font-name="Symbol" style:font-name-complex="Symbol"/>
    </style:style>
    <style:style style:name="WW8Num72z1" style:family="text">
      <style:text-properties style:font-name="Courier New" style:font-name-complex="Courier New"/>
    </style:style>
    <style:style style:name="WW8Num72z2" style:family="text">
      <style:text-properties style:font-name="Wingdings" style:font-name-complex="Wingdings"/>
    </style:style>
    <style:style style:name="WW8Num73z0" style:family="text">
      <style:text-properties style:font-name="Symbol" fo:font-size="10pt" style:font-size-asian="10pt" style:font-name-complex="Symbol"/>
    </style:style>
    <style:style style:name="WW8Num73z1" style:family="text">
      <style:text-properties style:font-name="Courier New" fo:font-size="10pt" style:font-size-asian="10pt" style:font-name-complex="Courier New"/>
    </style:style>
    <style:style style:name="WW8Num73z2" style:family="text">
      <style:text-properties style:font-name="Wingdings" fo:font-size="10pt" style:font-size-asian="10pt" style:font-name-complex="Wingdings"/>
    </style:style>
    <style:style style:name="WW8Num74z0" style:family="text">
      <style:text-properties fo:color="#000000" style:font-name="Verdana" fo:font-size="10pt" style:font-size-asian="10pt" style:font-name-complex="Verdana"/>
    </style:style>
    <style:style style:name="WW8Num74z1" style:family="text">
      <style:text-properties style:font-name="Courier New" style:font-name-complex="Courier New"/>
    </style:style>
    <style:style style:name="WW8Num74z2" style:family="text">
      <style:text-properties style:font-name="Wingdings" style:font-name-complex="Wingdings"/>
    </style:style>
    <style:style style:name="WW8Num74z3" style:family="text">
      <style:text-properties style:font-name="Symbol" style:font-name-complex="Symbol"/>
    </style:style>
    <style:style style:name="WW8Num75z0" style:family="text">
      <style:text-properties style:font-name="Wingdings" style:font-name-complex="Wingdings"/>
    </style:style>
    <style:style style:name="WW8Num78z0" style:family="text">
      <style:text-properties fo:color="#000000" style:font-name="Symbol" fo:font-size="8pt" style:font-size-asian="8pt" style:font-name-complex="Symbol"/>
    </style:style>
    <style:style style:name="WW8Num78z1" style:family="text">
      <style:text-properties style:font-name="Courier New" style:font-name-complex="Courier New"/>
    </style:style>
    <style:style style:name="WW8Num78z2" style:family="text">
      <style:text-properties style:font-name="Wingdings" style:font-name-complex="Wingdings"/>
    </style:style>
    <style:style style:name="WW8Num78z3" style:family="text">
      <style:text-properties style:font-name="Symbol" style:font-name-complex="Symbol"/>
    </style:style>
    <style:style style:name="WW8Num80z0" style:family="text">
      <style:text-properties style:font-name="Symbol" style:font-name-complex="Symbol"/>
    </style:style>
    <style:style style:name="WW8Num80z1" style:family="text">
      <style:text-properties style:font-name="Courier New" style:font-name-complex="Courier New"/>
    </style:style>
    <style:style style:name="WW8Num80z2" style:family="text">
      <style:text-properties style:font-name="Wingdings" style:font-name-complex="Wingdings"/>
    </style:style>
    <style:style style:name="WW8Num81z0" style:family="text">
      <style:text-properties style:font-name="Symbol" style:font-name-complex="Symbol"/>
    </style:style>
    <style:style style:name="WW8Num81z1" style:family="text">
      <style:text-properties style:font-name="Courier New" style:font-name-complex="Courier New"/>
    </style:style>
    <style:style style:name="WW8Num81z2" style:family="text">
      <style:text-properties style:font-name="Wingdings" style:font-name-complex="Wingdings"/>
    </style:style>
    <style:style style:name="WW8Num83z0" style:family="text">
      <style:text-properties fo:color="#000000" style:font-name="Verdana" fo:font-size="10pt" style:font-size-asian="10pt" style:font-name-complex="Verdana"/>
    </style:style>
    <style:style style:name="WW8Num83z1" style:family="text">
      <style:text-properties style:font-name="Courier New" style:font-name-complex="Courier New"/>
    </style:style>
    <style:style style:name="WW8Num83z2" style:family="text">
      <style:text-properties style:font-name="Wingdings" style:font-name-complex="Wingdings"/>
    </style:style>
    <style:style style:name="WW8Num83z3" style:family="text">
      <style:text-properties style:font-name="Symbol" style:font-name-complex="Symbol"/>
    </style:style>
    <style:style style:name="WW8Num84z0" style:family="text">
      <style:text-properties style:font-name="Verdana" style:font-name-complex="Verdana"/>
    </style:style>
    <style:style style:name="WW8Num84z1" style:family="text">
      <style:text-properties style:font-name="Courier New" style:font-name-complex="Courier New"/>
    </style:style>
    <style:style style:name="WW8Num84z2" style:family="text">
      <style:text-properties style:font-name="Wingdings" style:font-name-complex="Wingdings"/>
    </style:style>
    <style:style style:name="WW8Num84z3" style:family="text">
      <style:text-properties style:font-name="Symbol" style:font-name-complex="Symbol"/>
    </style:style>
    <style:style style:name="WW8Num85z0" style:family="text">
      <style:text-properties style:font-name="Symbol" style:font-name-complex="Symbol"/>
    </style:style>
    <style:style style:name="WW8Num85z1" style:family="text">
      <style:text-properties style:font-name="Courier New" style:font-name-complex="Courier New"/>
    </style:style>
    <style:style style:name="WW8Num85z2" style:family="text">
      <style:text-properties style:font-name="Wingdings" style:font-name-complex="Wingdings"/>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Strong_20_Emphasis" style:display-name="Strong Emphasis" style:family="text" style:parent-style-name="Основной_20_шрифт_20_абзаца">
      <style:text-properties fo:font-weight="bold" style:font-weight-asian="bold" style:font-weight-complex="bold"/>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use-window-font-color="true" style:font-name="Verdana" fo:font-size="10pt" fo:language="ru" fo:country="RU" fo:background-color="transparent" style:font-name-asian="Times New Roman" style:font-size-asian="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91cm" fo:text-indent="-0.635cm" fo:margin-left="3.4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761cm" fo:text-indent="-0.318cm" fo:margin-left="4.761cm"/>
        </style:list-level-properties>
      </text:list-level-style-number>
      <text:list-level-style-number text:level="4" style:num-suffix="." style:num-format="1">
        <style:list-level-properties text:list-level-position-and-space-mode="label-alignment">
          <style:list-level-label-alignment text:label-followed-by="listtab" text:list-tab-stop-position="6.031cm" fo:text-indent="-0.635cm" fo:margin-left="6.0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01cm" fo:text-indent="-0.635cm" fo:margin-left="7.3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571cm" fo:text-indent="-0.318cm" fo:margin-left="8.571cm"/>
        </style:list-level-properties>
      </text:list-level-style-number>
      <text:list-level-style-number text:level="7" style:num-suffix="." style:num-format="1">
        <style:list-level-properties text:list-level-position-and-space-mode="label-alignment">
          <style:list-level-label-alignment text:label-followed-by="listtab" text:list-tab-stop-position="9.841cm" fo:text-indent="-0.635cm" fo:margin-left="9.8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11cm" fo:text-indent="-0.635cm" fo:margin-left="11.1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381cm" fo:text-indent="-0.318cm" fo:margin-left="12.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039cm" fo:text-indent="-0.635cm" fo:margin-left="1.03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801cm" fo:text-indent="-0.762cm" fo:margin-left="1.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944cm" fo:text-indent="-0.889cm" fo:margin-left="2.563cm"/>
        </style:list-level-properties>
      </text:list-level-style-number>
      <text:list-level-style-number text:level="4" style:num-format="1" text:display-levels="2">
        <style:list-level-properties text:list-level-position-and-space-mode="label-alignment">
          <style:list-level-label-alignment text:label-followed-by="listtab" text:list-tab-stop-position="3.579cm" fo:text-indent="-1.547cm" fo:margin-left="3.45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849cm" fo:text-indent="-1.397cm" fo:margin-left="4.3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484cm" fo:text-indent="-1.651cm" fo:margin-left="5.23cm"/>
        </style:list-level-properties>
      </text:list-level-style-number>
      <text:list-level-style-number text:level="7" style:num-format="">
        <style:list-level-properties text:list-level-position-and-space-mode="label-alignment">
          <style:list-level-label-alignment text:label-followed-by="listtab" text:list-tab-stop-position="6.754cm" fo:text-indent="-1.905cm" fo:margin-left="6.11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389cm" fo:text-indent="-2.159cm" fo:margin-left="7.008cm"/>
        </style:list-level-properties>
      </text:list-level-style-number>
      <text:list-level-style-number text:level="9" style:num-format="">
        <style:list-level-properties text:list-level-position-and-space-mode="label-alignment">
          <style:list-level-label-alignment text:label-followed-by="listtab" text:list-tab-stop-position="8.659cm" fo:text-indent="-2.54cm" fo:margin-left="8.0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4.445cm" fo:text-indent="-0.76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71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16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43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7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7.112cm" fo:text-indent="-0.762cm" fo:margin-left="7.11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8.255cm" fo:text-indent="-0.889cm" fo:margin-left="7.87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8.89cm" fo:text-indent="-1.547cm" fo:margin-left="8.7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16cm" fo:text-indent="-1.397cm" fo:margin-left="9.65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10.54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065cm" fo:text-indent="-1.905cm" fo:margin-left="11.4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7cm" fo:text-indent="-2.159cm" fo:margin-left="12.31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333cm" fo:text-indent="-0.635cm" fo:margin-left="0.333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95cm" fo:text-indent="-0.762cm" fo:margin-left="1.09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38cm" fo:text-indent="-0.889cm" fo:margin-left="1.85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873cm" fo:text-indent="-1.547cm" fo:margin-left="2.74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143cm" fo:text-indent="-1.397cm" fo:margin-left="3.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78cm" fo:text-indent="-1.651cm" fo:margin-left="4.52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048cm" fo:text-indent="-1.905cm" fo:margin-left="5.41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83cm" fo:text-indent="-2.159cm" fo:margin-left="6.30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953cm" fo:text-indent="-2.54cm" fo:margin-left="7.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format="">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207cm" fo:text-indent="-0.762cm" fo:margin-left="5.2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6.35cm" fo:text-indent="-0.889cm" fo:margin-left="5.96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6.85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cm" fo:text-indent="-1.397cm" fo:margin-left="7.74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8.63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9.52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10.41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547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1.039cm" fo:text-indent="-0.635cm" fo:margin-left="1.03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801cm" fo:text-indent="-0.762cm" fo:margin-left="1.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944cm" fo:text-indent="-0.889cm" fo:margin-left="2.56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579cm" fo:text-indent="-1.547cm" fo:margin-left="3.45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849cm" fo:text-indent="-1.397cm" fo:margin-left="4.3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484cm" fo:text-indent="-1.651cm" fo:margin-left="5.2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754cm" fo:text-indent="-1.905cm" fo:margin-left="6.11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389cm" fo:text-indent="-2.159cm" fo:margin-left="7.0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659cm" fo:text-indent="-2.54cm" fo:margin-left="8.0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302cm" fo:text-indent="-0.76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547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2.221cm" fo:text-indent="-0.635cm" fo:margin-left="2.221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3.491cm" fo:text-indent="-0.635cm" fo:margin-left="3.491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4.761cm" fo:text-indent="-0.635cm" fo:margin-left="4.76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6.031cm" fo:text-indent="-0.635cm" fo:margin-left="6.031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7.301cm" fo:text-indent="-0.635cm" fo:margin-left="7.301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8.571cm" fo:text-indent="-0.635cm" fo:margin-left="8.571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9.841cm" fo:text-indent="-0.635cm" fo:margin-left="9.841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1.111cm" fo:text-indent="-0.635cm" fo:margin-left="11.111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12.381cm" fo:text-indent="-0.635cm" fo:margin-left="12.3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1">
        <style:list-level-properties text:list-level-position-and-space-mode="label-alignment">
          <style:list-level-label-alignment text:label-followed-by="listtab" text:list-tab-stop-position="0.333cm" fo:text-indent="-0.635cm" fo:margin-left="0.333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95cm" fo:text-indent="-0.762cm" fo:margin-left="1.09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38cm" fo:text-indent="-0.889cm" fo:margin-left="1.85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873cm" fo:text-indent="-1.547cm" fo:margin-left="2.74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143cm" fo:text-indent="-1.397cm" fo:margin-left="3.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78cm" fo:text-indent="-1.651cm" fo:margin-left="4.52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048cm" fo:text-indent="-1.905cm" fo:margin-left="5.41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83cm" fo:text-indent="-2.159cm" fo:margin-left="6.30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953cm" fo:text-indent="-2.54cm" fo:margin-left="7.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style:num-suffix="." style:num-format="1">
        <style:list-level-properties text:list-level-position-and-space-mode="label-alignment">
          <style:list-level-label-alignment text:label-followed-by="listtab" text:list-tab-stop-position="1.039cm" fo:text-indent="-0.635cm" fo:margin-left="1.03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801cm" fo:text-indent="-0.762cm" fo:margin-left="1.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944cm" fo:text-indent="-0.889cm" fo:margin-left="2.56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579cm" fo:text-indent="-1.547cm" fo:margin-left="3.45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849cm" fo:text-indent="-1.397cm" fo:margin-left="4.3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484cm" fo:text-indent="-1.651cm" fo:margin-left="5.23cm"/>
        </style:list-level-properties>
      </text:list-level-style-number>
      <text:list-level-style-number text:level="7" style:num-format="">
        <style:list-level-properties text:list-level-position-and-space-mode="label-alignment">
          <style:list-level-label-alignment text:label-followed-by="listtab" text:list-tab-stop-position="6.754cm" fo:text-indent="-1.905cm" fo:margin-left="6.11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389cm" fo:text-indent="-2.159cm" fo:margin-left="7.008cm"/>
        </style:list-level-properties>
      </text:list-level-style-number>
      <text:list-level-style-number text:level="9" style:num-format="">
        <style:list-level-properties text:list-level-position-and-space-mode="label-alignment">
          <style:list-level-label-alignment text:label-followed-by="listtab" text:list-tab-stop-position="8.659cm" fo:text-indent="-2.54cm" fo:margin-left="8.0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format="">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style:num-suffix="." style:num-format="1">
        <style:list-level-properties text:list-level-position-and-space-mode="label-alignment">
          <style:list-level-label-alignment text:label-followed-by="listtab" text:list-tab-stop-position="1.039cm" fo:text-indent="-0.635cm" fo:margin-left="1.03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801cm" fo:text-indent="-0.762cm" fo:margin-left="1.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944cm" fo:text-indent="-0.889cm" fo:margin-left="2.563cm"/>
        </style:list-level-properties>
      </text:list-level-style-number>
      <text:list-level-style-number text:level="4" style:num-format="1" text:display-levels="2">
        <style:list-level-properties text:list-level-position-and-space-mode="label-alignment">
          <style:list-level-label-alignment text:label-followed-by="listtab" text:list-tab-stop-position="3.579cm" fo:text-indent="-1.547cm" fo:margin-left="3.45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849cm" fo:text-indent="-1.397cm" fo:margin-left="4.3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484cm" fo:text-indent="-1.651cm" fo:margin-left="5.23cm"/>
        </style:list-level-properties>
      </text:list-level-style-number>
      <text:list-level-style-number text:level="7" style:num-format="">
        <style:list-level-properties text:list-level-position-and-space-mode="label-alignment">
          <style:list-level-label-alignment text:label-followed-by="listtab" text:list-tab-stop-position="6.754cm" fo:text-indent="-1.905cm" fo:margin-left="6.11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389cm" fo:text-indent="-2.159cm" fo:margin-left="7.008cm"/>
        </style:list-level-properties>
      </text:list-level-style-number>
      <text:list-level-style-number text:level="9" style:num-format="">
        <style:list-level-properties text:list-level-position-and-space-mode="label-alignment">
          <style:list-level-label-alignment text:label-followed-by="listtab" text:list-tab-stop-position="8.659cm" fo:text-indent="-2.54cm" fo:margin-left="8.0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547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style:num-suffix="." style:num-format="1">
        <style:list-level-properties text:list-level-position-and-space-mode="label-alignment">
          <style:list-level-label-alignment text:label-followed-by="listtab" text:list-tab-stop-position="1.039cm" fo:text-indent="-0.635cm" fo:margin-left="1.03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801cm" fo:text-indent="-0.762cm" fo:margin-left="1.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944cm" fo:text-indent="-0.889cm" fo:margin-left="2.56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579cm" fo:text-indent="-1.547cm" fo:margin-left="3.45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849cm" fo:text-indent="-1.397cm" fo:margin-left="4.3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484cm" fo:text-indent="-1.651cm" fo:margin-left="5.2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754cm" fo:text-indent="-1.905cm" fo:margin-left="6.11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389cm" fo:text-indent="-2.159cm" fo:margin-left="7.0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659cm" fo:text-indent="-2.54cm" fo:margin-left="8.0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style:num-suffix="." style:num-format="1">
        <style:list-level-properties text:list-level-position-and-space-mode="label-alignment">
          <style:list-level-label-alignment text:label-followed-by="listtab" text:list-tab-stop-position="1.039cm" fo:text-indent="-0.635cm" fo:margin-left="1.03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801cm" fo:text-indent="-0.762cm" fo:margin-left="1.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944cm" fo:text-indent="-0.889cm" fo:margin-left="2.56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579cm" fo:text-indent="-1.547cm" fo:margin-left="3.45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849cm" fo:text-indent="-1.397cm" fo:margin-left="4.34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484cm" fo:text-indent="-1.651cm" fo:margin-left="5.2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754cm" fo:text-indent="-1.905cm" fo:margin-left="6.11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389cm" fo:text-indent="-2.159cm" fo:margin-left="7.0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659cm" fo:text-indent="-2.54cm" fo:margin-left="8.0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8Num8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8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8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5" style:family="table">
      <style:table-properties style:width="16.88cm" fo:margin-left="-0.191cm" table:align="left" style:writing-mode="lr-tb"/>
    </style:style>
    <style:style style:name="Таблица5.A" style:family="table-column">
      <style:table-column-properties style:column-width="8.44cm"/>
    </style:style>
    <style:style style:name="Таблица5.1" style:family="table-row">
      <style:table-row-properties style:min-row-height="0.318cm" fo:keep-together="auto"/>
    </style:style>
    <style:style style:name="Таблица5.A1" style:family="table-cell">
      <style:table-cell-properties style:vertical-align="top" fo:padding-left="0.191cm" fo:padding-right="0.191cm" fo:padding-top="0cm" fo:padding-bottom="0cm" fo:border-left="none" fo:border-right="none" fo:border-top="none" fo:border-bottom="1.5pt solid #000000" style:writing-mode="lr-tb"/>
    </style:style>
    <style:style style:name="Таблица4" style:family="table">
      <style:table-properties style:width="16.88cm" fo:margin-left="-0.191cm" table:align="left" style:writing-mode="lr-tb"/>
    </style:style>
    <style:style style:name="Таблица4.A" style:family="table-column">
      <style:table-column-properties style:column-width="7.176cm"/>
    </style:style>
    <style:style style:name="Таблица4.B" style:family="table-column">
      <style:table-column-properties style:column-width="1.588cm"/>
    </style:style>
    <style:style style:name="Таблица4.C" style:family="table-column">
      <style:table-column-properties style:column-width="8.117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none" fo:border-right="none" fo:border-top="1.5pt solid #000000" fo:border-bottom="none" style:writing-mode="lr-tb"/>
    </style:style>
    <style:style style:name="Таблица6" style:family="table">
      <style:table-properties style:width="16.88cm" fo:margin-left="-0.191cm" table:align="left" style:writing-mode="lr-tb"/>
    </style:style>
    <style:style style:name="Таблица6.A" style:family="table-column">
      <style:table-column-properties style:column-width="16.88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left="none" fo:border-right="none" fo:border-top="none" fo:border-bottom="1.5pt solid #000000" style:writing-mode="lr-tb"/>
    </style:style>
    <style:style style:name="Таблица6.A2" style:family="table-cell">
      <style:table-cell-properties style:vertical-align="top" fo:padding-left="0.191cm" fo:padding-right="0.191cm" fo:padding-top="0cm" fo:padding-bottom="0cm" fo:border-left="none" fo:border-right="none" fo:border-top="1.5pt solid #000000" fo:border-bottom="none" style:writing-mode="lr-tb"/>
    </style:style>
    <style:style style:name="MP1" style:family="paragraph" style:parent-style-name="Table">
      <style:text-properties style:font-size-complex="10pt"/>
    </style:style>
    <style:style style:name="MP2" style:family="paragraph" style:parent-style-name="Table">
      <style:paragraph-properties fo:text-align="end" style:justify-single-word="false"/>
    </style:style>
    <style:style style:name="MP3" style:family="paragraph" style:parent-style-name="Table">
      <style:paragraph-properties style:snap-to-layout-grid="false"/>
    </style:style>
    <style:style style:name="MP4" style:family="paragraph" style:parent-style-name="Table">
      <style:paragraph-properties fo:text-align="end" style:justify-single-word="false"/>
      <style:text-properties fo:font-weight="bold" style:font-weight-asian="bold"/>
    </style:style>
    <style:style style:name="MP5" style:family="paragraph" style:parent-style-name="Header">
      <style:text-properties fo:language="en" fo:country="US"/>
    </style:style>
    <style:style style:name="MP6" style:family="paragraph">
      <style:paragraph-properties fo:text-align="center" style:writing-mode="lr-tb"/>
    </style:style>
    <style:style style:name="MP7" style:family="paragraph" style:parent-style-name="Table">
      <style:paragraph-properties fo:text-align="center" style:justify-single-word="false"/>
    </style:style>
    <style:style style:name="MT1" style:family="text">
      <style:text-properties fo:font-weight="bold" style:font-weight-asian="bold"/>
    </style:style>
    <style:style style:name="MT2" style:family="text">
      <style:text-properties style:font-size-complex="10pt"/>
    </style:style>
    <style:style style:name="MT3" style:family="text"/>
    <style:style style:name="Mgr1" style:family="graphic">
      <style:graphic-properties fo:margin-left="0.319cm" fo:margin-right="0.319cm" style:run-through="background" style:wrap="run-through" style:number-wrapped-paragraphs="no-limit" style:vertical-pos="from-top" style:vertical-rel="line" style:horizontal-pos="from-left" style:horizontal-rel="char" draw:wrap-influence-on-position="once-concurrent" style:flow-with-text="false"/>
    </style:style>
    <style:style style:name="M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style style:name="Mgr3"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none" draw:fill="none" draw:fill-color="#ffffff"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3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7cm" fo:margin-left="0cm" fo:margin-right="0cm" fo:margin-bottom="0.871cm" style:dynamic-spacing="true"/>
      </style:header-style>
      <style:footer-style>
        <style:header-footer-properties fo:min-height="1.919cm" fo:margin-left="0cm" fo:margin-right="0cm" fo:margin-top="1.82cm" style:dynamic-spacing="true"/>
      </style:footer-style>
    </style:page-layout>
    <number:date-style style:name="N36" number:automatic-order="true">
      <number:day number:style="long"/>
      <number:text>.</number:text>
      <number:month number:style="long"/>
      <number:text>.</number:text>
      <number:year number:style="long"/>
    </number:date-style>
    <number:time-style style:name="N108">
      <number:hours/>
      <number:text>:</number:text>
      <number:minutes number:style="long"/>
      <number:text> </number:text>
      <number:am-pm/>
    </number:time-style>
  </office:automatic-styles>
  <office:master-styles>
    <style:master-page style:name="Standard" style:page-layout-name="Mpm1">
      <style:header>
        <table:table table:name="Таблица5" table:style-name="Таблица5">
          <table:table-column table:style-name="Таблица5.A" table:number-columns-repeated="2"/>
          <table:table-row table:style-name="Таблица5.1">
            <table:table-cell table:style-name="Таблица5.A1" office:value-type="string">
              <text:p text:style-name="MP1">Разработчик <text:span text:style-name="MT1">«Александр Гранин»</text:span></text:p>
            </table:table-cell>
            <table:table-cell table:style-name="Таблица5.A1" office:value-type="string">
              <text:p text:style-name="MP2">Проект <text:span text:style-name="MT1">«BigSpace»</text:span>. <text:span text:style-name="MT2">Дизайн-документ</text:span></text:p>
            </table:table-cell>
          </table:table-row>
        </table:table>
        <text:p text:style-name="Header"/>
      </style:header>
      <style:footer>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Table">Изменено: <text:date style:data-style-name="N36" text:date-value="2012-09-20T21:44:52">20.09.2012</text:date> <text:date style:data-style-name="N108" text:date-value="2012-09-20T21:44:52">9:41 PM</text:date></text:p>
            </table:table-cell>
            <table:table-cell table:style-name="Таблица4.A1" office:value-type="string">
              <text:p text:style-name="MP3"/>
            </table:table-cell>
            <table:table-cell table:style-name="Таблица4.A1" office:value-type="string">
              <text:p text:style-name="MP4">Стр. <text:span text:style-name="Page_20_Number"><text:page-number text:select-page="current">16</text:page-number></text:span> из <text:span text:style-name="Page_20_Number"><text:page-count style:num-format="1">16</text:page-count></text:span></text:p>
            </table:table-cell>
          </table:table-row>
        </table:table>
        <text:p text:style-name="Footer"/>
      </style:footer>
    </style:master-page>
    <style:master-page style:name="First_20_Page" style:display-name="First Page" style:page-layout-name="Mpm1" style:next-style-name="Standard">
      <style:header>
        <text:p text:style-name="MP5"><draw:g text:anchor-type="char" draw:z-index="1" draw:style-name="Mgr1"><draw:rect draw:style-name="Mgr2" draw:text-style-name="MP6" svg:width="16.192cm" svg:height="0.952cm" svg:x="0cm" svg:y="0cm"><text:p/></draw:rect><draw:line draw:style-name="Mgr3" draw:text-style-name="MP6" svg:x1="0cm" svg:y1="0.635cm" svg:x2="16.191cm" svg:y2="0.637cm"><text:p/></draw:line></draw:g><draw:rect text:anchor-type="as-char" draw:z-index="0" draw:style-name="Mgr4" draw:text-style-name="MP6" svg:width="16.193cm" svg:height="0.953cm"><text:p/></draw:rect></text:p>
      </style:header>
      <style:footer>
        <table:table table:name="Таблица6" table:style-name="Таблица6">
          <table:table-column table:style-name="Таблица6.A"/>
          <table:table-row table:style-name="Таблица6.1">
            <table:table-cell table:style-name="Таблица6.A1" office:value-type="string">
              <text:p text:style-name="MP2">Редакция 0.1 от <text:modification-date style:data-style-name="N36">20.09.2012</text:modification-date></text:p>
            </table:table-cell>
          </table:table-row>
          <table:table-row table:style-name="Таблица6.1">
            <table:table-cell table:style-name="Таблица6.A2" office:value-type="string">
              <text:p text:style-name="MP7">(С) Александр Гранин, 2012</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Длительность игры</dc:title>
    <meta:initial-creator>Грищенко Андрей</meta:initial-creator>
    <meta:creation-date>2003-07-22T11:49:00</meta:creation-date>
    <dc:date>2012-09-20T21:44:51</dc:date>
    <meta:print-date>2003-07-18T14:03:00</meta:print-date>
    <meta:editing-cycles>419</meta:editing-cycles>
    <meta:editing-duration>PT19H39M39S</meta:editing-duration>
    <meta:generator>LibreOffice/3.5$Linux_X86_64 LibreOffice_project/350m1$Build-2</meta:generator>
    <dc:creator>gas </dc:creator>
    <meta:document-statistic meta:table-count="6" meta:image-count="0" meta:object-count="0" meta:page-count="16" meta:paragraph-count="261" meta:word-count="4085" meta:character-count="28751" meta:non-whitespace-character-count="26611"/>
    <meta:user-defined meta:name="Поле 1"/>
    <meta:user-defined meta:name="Поле 2"/>
    <meta:user-defined meta:name="Поле 3"/>
    <meta:user-defined meta:name="Поле 4"/>
  </office:meta>
</office:document-meta>
</file>